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5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b41d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 fo:hyphenate="true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12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7"/>
        <table:table-column table:style-name="co3" table:default-cell-style-name="ce11"/>
        <table:table-column table:style-name="co5" table:default-cell-style-name="Default"/>
        <table:table-column table:style-name="co4" table:default-cell-style-name="ce11"/>
        <table:table-column table:style-name="co4" table:default-cell-style-name="ce7"/>
        <table:table-column table:style-name="co4" table:default-cell-style-name="ce11"/>
        <table:table-column table:style-name="co6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HW measurements, iDynTree for identification</text:p>
          </table:table-cell>
          <table:covered-table-cell table:number-columns-repeated="2" table:style-name="Default"/>
          <table:covered-table-cell table:number-columns-repeated="2" table:style-name="ce13"/>
          <table:table-cell table:style-name="ce3" table:number-columns-repeated="2"/>
          <table:table-cell table:style-name="ce14" table:number-columns-spanned="2" table:number-rows-spanned="1"/>
          <table:covered-table-cell table:style-name="Default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CAD</text:p>
          </table:table-cell>
          <table:table-cell table:style-name="ce5" office:value-type="string" calcext:value-type="string">
            <text:p>standard by identifying base params first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using a priori, standard with base first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19 essential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16 essential, CAD weighting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35 essential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19 essential, essential weighting</text:p>
          </table:table-cell>
          <table:table-cell table:style-name="ce9" office:value-type="string" calcext:value-type="string">
            <text:p>diff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3">
          <table:table-cell table:style-name="ce1" office:value-type="string" calcext:value-type="string">
            <text:p># 0: mass of link lwr_base_link <text:s text:c="8"/>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4]-[.B4]" office:value-type="float" office:value="-1.6" calcext:value-type="float">
            <text:p>-1,6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E4]-[.B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G4]-[.B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I4]-[.B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K4]-[.B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M4]-[.B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: x component of center of mass of link lwr_base_link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5]-[.B5]" office:value-type="float" office:value="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5]-[.B5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5]-[.B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5]-[.B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5]-[.B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5]-[.B5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: y component of center of mass of link lwr_base_link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6]-[.B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E6]-[.B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6]-[.B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6]-[.B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6]-[.B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6]-[.B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: z component of center of mass of link lwr_base_link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7]-[.B7]" office:value-type="float" office:value="-0.088" calcext:value-type="float">
            <text:p>-0,088000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10" table:formula="of:=[.E7]-[.B7]" office:value-type="float" office:value="0" calcext:value-type="float">
            <text:p>0,000000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10" table:formula="of:=[.G7]-[.B7]" office:value-type="float" office:value="0" calcext:value-type="float">
            <text:p>0,000000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10" table:formula="of:=[.I7]-[.B7]" office:value-type="float" office:value="0" calcext:value-type="float">
            <text:p>0,000000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10" table:formula="of:=[.K7]-[.B7]" office:value-type="float" office:value="0" calcext:value-type="float">
            <text:p>0,000000</text:p>
          </table:table-cell>
          <table:table-cell table:style-name="ce4" office:value-type="float" office:value="0.088" calcext:value-type="float">
            <text:p>0,088000</text:p>
          </table:table-cell>
          <table:table-cell table:style-name="ce10" table:formula="of:=[.M7]-[.B7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: xx component of inertia matrix of link lwr_base_lin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8]-[.B8]" office:value-type="float" office:value="-0.00865667" calcext:value-type="float">
            <text:p>-0,008657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10" table:formula="of:=[.E8]-[.B8]" office:value-type="float" office:value="0" calcext:value-type="float">
            <text:p>0,000000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10" table:formula="of:=[.G8]-[.B8]" office:value-type="float" office:value="0" calcext:value-type="float">
            <text:p>0,000000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10" table:formula="of:=[.I8]-[.B8]" office:value-type="float" office:value="0" calcext:value-type="float">
            <text:p>0,000000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10" table:formula="of:=[.K8]-[.B8]" office:value-type="float" office:value="0" calcext:value-type="float">
            <text:p>0,000000</text:p>
          </table:table-cell>
          <table:table-cell table:style-name="ce4" office:value-type="float" office:value="0.00865667" calcext:value-type="float">
            <text:p>0,008657</text:p>
          </table:table-cell>
          <table:table-cell table:style-name="ce10" table:formula="of:=[.M8]-[.B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: xy component of inertia matrix of link lwr_base_lin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9]-[.B9]" office:value-type="float" office:value="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9]-[.B9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9]-[.B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9]-[.B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9]-[.B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9]-[.B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: xz component of inertia matrix of link lwr_base_lin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10]-[.B10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E10]-[.B1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10]-[.B1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10]-[.B1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10]-[.B1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10]-[.B10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: yy component of inertia matrix of link lwr_base_lin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11]-[.B11]" office:value-type="float" office:value="-0.00844" calcext:value-type="float">
            <text:p>-0,008440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10" table:formula="of:=[.E11]-[.B11]" office:value-type="float" office:value="0" calcext:value-type="float">
            <text:p>0,000000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10" table:formula="of:=[.G11]-[.B11]" office:value-type="float" office:value="0" calcext:value-type="float">
            <text:p>0,000000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10" table:formula="of:=[.I11]-[.B11]" office:value-type="float" office:value="0" calcext:value-type="float">
            <text:p>0,000000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10" table:formula="of:=[.K11]-[.B11]" office:value-type="float" office:value="0" calcext:value-type="float">
            <text:p>0,000000</text:p>
          </table:table-cell>
          <table:table-cell table:style-name="ce4" office:value-type="float" office:value="0.00844" calcext:value-type="float">
            <text:p>0,008440</text:p>
          </table:table-cell>
          <table:table-cell table:style-name="ce10" table:formula="of:=[.M11]-[.B1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8: yz component of inertia matrix of link lwr_base_lin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12]-[.B12]" office:value-type="float" office:value="-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12]-[.B12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12]-[.B1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12]-[.B1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12]-[.B1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12]-[.B1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9: zz component of inertia matrix of link lwr_base_lin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C13]-[.B13]" office:value-type="float" office:value="-0.00381667" calcext:value-type="float">
            <text:p>-0,003817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10" table:formula="of:=[.E13]-[.B13]" office:value-type="float" office:value="0" calcext:value-type="float">
            <text:p>0,000000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10" table:formula="of:=[.G13]-[.B13]" office:value-type="float" office:value="0" calcext:value-type="float">
            <text:p>0,000000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10" table:formula="of:=[.I13]-[.B13]" office:value-type="float" office:value="0" calcext:value-type="float">
            <text:p>0,000000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10" table:formula="of:=[.K13]-[.B13]" office:value-type="float" office:value="0" calcext:value-type="float">
            <text:p>0,000000</text:p>
          </table:table-cell>
          <table:table-cell table:style-name="ce4" office:value-type="float" office:value="0.00381667" calcext:value-type="float">
            <text:p>0,003817</text:p>
          </table:table-cell>
          <table:table-cell table:style-name="ce10" table:formula="of:=[.M13]-[.B13]" office:value-type="float" office:value="0" calcext:value-type="float">
            <text:p>0,000000</text:p>
          </table:table-cell>
        </table:table-row>
        <table:table-row table:style-name="ro3">
          <table:table-cell table:style-name="ce1" office:value-type="string" calcext:value-type="string">
            <text:p># 10: mass of link lwr_1_link <text:s text:c="10"/>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C14]-[.B14]" office:value-type="float" office:value="-2.7" calcext:value-type="float">
            <text:p>-2,7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E14]-[.B1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G14]-[.B1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I14]-[.B1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K14]-[.B1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M14]-[.B1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1: x component of center of mass of link lwr_1_link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15]-[.B15]" office:value-type="float" office:value="-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15]-[.B15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15]-[.B1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15]-[.B1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15]-[.B1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15]-[.B15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2: y component of center of mass of link lwr_1_link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C16]-[.B16]" office:value-type="float" office:value="0.162" calcext:value-type="float">
            <text:p>0,162000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10" table:formula="of:=[.E16]-[.B16]" office:value-type="float" office:value="0" calcext:value-type="float">
            <text:p>0,000000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10" table:formula="of:=[.G16]-[.B16]" office:value-type="float" office:value="0" calcext:value-type="float">
            <text:p>0,000000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10" table:formula="of:=[.I16]-[.B16]" office:value-type="float" office:value="0" calcext:value-type="float">
            <text:p>0,000000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10" table:formula="of:=[.K16]-[.B16]" office:value-type="float" office:value="0" calcext:value-type="float">
            <text:p>0,000000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10" table:formula="of:=[.M16]-[.B1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3: z component of center of mass of link lwr_1_link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17]-[.B17]" office:value-type="float" office:value="-0.351" calcext:value-type="float">
            <text:p>-0,351000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10" table:formula="of:=[.E17]-[.B17]" office:value-type="float" office:value="0" calcext:value-type="float">
            <text:p>0,000000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10" table:formula="of:=[.G17]-[.B17]" office:value-type="float" office:value="0" calcext:value-type="float">
            <text:p>0,000000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10" table:formula="of:=[.I17]-[.B17]" office:value-type="float" office:value="0" calcext:value-type="float">
            <text:p>0,000000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10" table:formula="of:=[.K17]-[.B17]" office:value-type="float" office:value="0" calcext:value-type="float">
            <text:p>0,000000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10" table:formula="of:=[.M17]-[.B17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4: xx component of inertia matrix of link lwr_1_link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18]-[.B18]" office:value-type="float" office:value="-0.0690167" calcext:value-type="float">
            <text:p>-0,069017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E18]-[.B18]" office:value-type="float" office:value="0" calcext:value-type="float">
            <text:p>0,0000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G18]-[.B18]" office:value-type="float" office:value="0" calcext:value-type="float">
            <text:p>0,0000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I18]-[.B18]" office:value-type="float" office:value="0" calcext:value-type="float">
            <text:p>0,0000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K18]-[.B18]" office:value-type="float" office:value="0" calcext:value-type="float">
            <text:p>0,0000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M18]-[.B1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5: xy component of inertia matrix of link lwr_1_link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19]-[.B19]" office:value-type="float" office:value="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19]-[.B19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19]-[.B1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19]-[.B1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19]-[.B1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19]-[.B1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6: xz component of inertia matrix of link lwr_1_link</text:p>
          </table:table-cell>
          <table:table-cell table:number-columns-repeated="2" table:style-name="ce4" office:value-type="float" office:value="0" calcext:value-type="float">
            <text:p>0,000000</text:p>
          </table:table-cell>
          <table:table-cell table:style-name="ce10" table:formula="of:=[.C20]-[.B20]" office:value-type="float" office:value="-0" calcext:value-type="float">
            <text:p>0,0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E20]-[.B20]" office:value-type="float" office:value="-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20]-[.B2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20]-[.B2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20]-[.B2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20]-[.B20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7: yy component of inertia matrix of link lwr_1_link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21]-[.B21]" office:value-type="float" office:value="-0.04863" calcext:value-type="float">
            <text:p>-0,04863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E21]-[.B2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G21]-[.B2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I21]-[.B2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K21]-[.B2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M21]-[.B2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8: yz component of inertia matrix of link lwr_1_link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C22]-[.B22]" office:value-type="float" office:value="-0.02106" calcext:value-type="float">
            <text:p>-0,021060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10" table:formula="of:=[.E22]-[.B22]" office:value-type="float" office:value="0" calcext:value-type="float">
            <text:p>0,000000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10" table:formula="of:=[.G22]-[.B22]" office:value-type="float" office:value="0" calcext:value-type="float">
            <text:p>0,000000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10" table:formula="of:=[.I22]-[.B22]" office:value-type="float" office:value="0" calcext:value-type="float">
            <text:p>0,000000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10" table:formula="of:=[.K22]-[.B22]" office:value-type="float" office:value="0" calcext:value-type="float">
            <text:p>0,000000</text:p>
          </table:table-cell>
          <table:table-cell table:style-name="ce4" office:value-type="float" office:value="0.02106" calcext:value-type="float">
            <text:p>0,021060</text:p>
          </table:table-cell>
          <table:table-cell table:style-name="ce10" table:formula="of:=[.M22]-[.B2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19: zz component of inertia matrix of link lwr_1_link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4" office:value-type="float" office:value="0.01646233" calcext:value-type="float">
            <text:p>0,016462</text:p>
          </table:table-cell>
          <table:table-cell table:style-name="ce10" table:formula="of:=[.C23]-[.B23]" office:value-type="float" office:value="-0.00512437" calcext:value-type="float">
            <text:p>-0,005124</text:p>
          </table:table-cell>
          <table:table-cell table:style-name="ce4" office:value-type="float" office:value="-0.0548214" calcext:value-type="float">
            <text:p>-0,054821</text:p>
          </table:table-cell>
          <table:table-cell table:style-name="ce10" table:formula="of:=[.E23]-[.B23]" office:value-type="float" office:value="-0.0764081" calcext:value-type="float">
            <text:p>-0,076408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G23]-[.B2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I23]-[.B2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K23]-[.B2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M23]-[.B23]" office:value-type="float" office:value="0" calcext:value-type="float">
            <text:p>0,000000</text:p>
          </table:table-cell>
        </table:table-row>
        <table:table-row table:style-name="ro3">
          <table:table-cell table:style-name="ce1" office:value-type="string" calcext:value-type="string">
            <text:p># 20: mass of link lwr_2_link <text:s text:c="10"/>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4" office:value-type="float" office:value="-0" calcext:value-type="float">
            <text:p>0,000000</text:p>
          </table:table-cell>
          <table:table-cell table:style-name="ce10" table:formula="of:=[.C24]-[.B24]" office:value-type="float" office:value="-2.7" calcext:value-type="float">
            <text:p>-2,7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E24]-[.B2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G24]-[.B2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I24]-[.B2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K24]-[.B2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M24]-[.B2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1: x component of center of mass of link lwr_2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393142" calcext:value-type="float">
            <text:p>0,039314</text:p>
          </table:table-cell>
          <table:table-cell table:style-name="ce10" table:formula="of:=[.C25]-[.B25]" office:value-type="float" office:value="0.0393142" calcext:value-type="float">
            <text:p>0,039314</text:p>
          </table:table-cell>
          <table:table-cell table:style-name="ce4" office:value-type="float" office:value="0.03931413" calcext:value-type="float">
            <text:p>0,039314</text:p>
          </table:table-cell>
          <table:table-cell table:style-name="ce10" table:formula="of:=[.E25]-[.B25]" office:value-type="float" office:value="0.03931413" calcext:value-type="float">
            <text:p>0,039314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25]-[.B25]" office:value-type="float" office:value="0" calcext:value-type="float">
            <text:p>0,000000</text:p>
          </table:table-cell>
          <table:table-cell table:style-name="ce4" office:value-type="float" office:value="0.04100179" calcext:value-type="float">
            <text:p>0,041002</text:p>
          </table:table-cell>
          <table:table-cell table:style-name="ce10" table:formula="of:=[.I25]-[.B25]" office:value-type="float" office:value="0.04100179" calcext:value-type="float">
            <text:p>0,041002</text:p>
          </table:table-cell>
          <table:table-cell table:style-name="ce4" office:value-type="float" office:value="0.03688973" calcext:value-type="float">
            <text:p>0,036890</text:p>
          </table:table-cell>
          <table:table-cell table:style-name="ce10" table:formula="of:=[.K25]-[.B25]" office:value-type="float" office:value="0.03688973" calcext:value-type="float">
            <text:p>0,03689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25]-[.B25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2: y component of center of mass of link lwr_2_link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C26]-[.B26]" office:value-type="float" office:value="-0.162" calcext:value-type="float">
            <text:p>-0,162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E26]-[.B2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G26]-[.B2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I26]-[.B2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K26]-[.B2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M26]-[.B2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3: z component of center of mass of link lwr_2_link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4" office:value-type="float" office:value="1.15733153" calcext:value-type="float">
            <text:p>1,157332</text:p>
          </table:table-cell>
          <table:table-cell table:style-name="ce10" table:formula="of:=[.C27]-[.B27]" office:value-type="float" office:value="0.96833153" calcext:value-type="float">
            <text:p>0,968332</text:p>
          </table:table-cell>
          <table:table-cell table:style-name="ce4" office:value-type="float" office:value="0.14838373" calcext:value-type="float">
            <text:p>0,148384</text:p>
          </table:table-cell>
          <table:table-cell table:style-name="ce10" table:formula="of:=[.E27]-[.B27]" office:value-type="float" office:value="-0.04061627" calcext:value-type="float">
            <text:p>-0,040616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G27]-[.B2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I27]-[.B2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K27]-[.B2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M27]-[.B27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4: xx component of inertia matrix of link lwr_2_link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4" office:value-type="float" office:value="0.35710402" calcext:value-type="float">
            <text:p>0,357104</text:p>
          </table:table-cell>
          <table:table-cell table:style-name="ce10" table:formula="of:=[.C28]-[.B28]" office:value-type="float" office:value="0.32048732" calcext:value-type="float">
            <text:p>0,320487</text:p>
          </table:table-cell>
          <table:table-cell table:style-name="ce4" office:value-type="float" office:value="0.25115209" calcext:value-type="float">
            <text:p>0,251152</text:p>
          </table:table-cell>
          <table:table-cell table:style-name="ce10" table:formula="of:=[.E28]-[.B28]" office:value-type="float" office:value="0.21453539" calcext:value-type="float">
            <text:p>0,214535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G28]-[.B28]" office:value-type="float" office:value="0" calcext:value-type="float">
            <text:p>0,000000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I28]-[.B28]" office:value-type="float" office:value="0" calcext:value-type="float">
            <text:p>0,000000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K28]-[.B28]" office:value-type="float" office:value="0" calcext:value-type="float">
            <text:p>0,000000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M28]-[.B2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5: xy component of inertia matrix of link lwr_2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50596817" calcext:value-type="float">
            <text:p>0,505968</text:p>
          </table:table-cell>
          <table:table-cell table:style-name="ce10" table:formula="of:=[.C29]-[.B29]" office:value-type="float" office:value="0.50596817" calcext:value-type="float">
            <text:p>0,505968</text:p>
          </table:table-cell>
          <table:table-cell table:style-name="ce4" office:value-type="float" office:value="0.50596829" calcext:value-type="float">
            <text:p>0,505968</text:p>
          </table:table-cell>
          <table:table-cell table:style-name="ce10" table:formula="of:=[.E29]-[.B29]" office:value-type="float" office:value="0.50596829" calcext:value-type="float">
            <text:p>0,505968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29]-[.B2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29]-[.B29]" office:value-type="float" office:value="0" calcext:value-type="float">
            <text:p>0,000000</text:p>
          </table:table-cell>
          <table:table-cell table:style-name="ce4" office:value-type="float" office:value="0.4911818" calcext:value-type="float">
            <text:p>0,491182</text:p>
          </table:table-cell>
          <table:table-cell table:style-name="ce10" table:formula="of:=[.K29]-[.B29]" office:value-type="float" office:value="0.4911818" calcext:value-type="float">
            <text:p>0,491182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29]-[.B2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6: xz component of inertia matrix of link lwr_2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1875999" calcext:value-type="float">
            <text:p>-0,018760</text:p>
          </table:table-cell>
          <table:table-cell table:style-name="ce10" table:formula="of:=[.C30]-[.B30]" office:value-type="float" office:value="-0.01875999" calcext:value-type="float">
            <text:p>-0,018760</text:p>
          </table:table-cell>
          <table:table-cell table:style-name="ce4" office:value-type="float" office:value="-0.01876001" calcext:value-type="float">
            <text:p>-0,018760</text:p>
          </table:table-cell>
          <table:table-cell table:style-name="ce10" table:formula="of:=[.E30]-[.B30]" office:value-type="float" office:value="-0.01876001" calcext:value-type="float">
            <text:p>-0,01876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30]-[.B3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30]-[.B3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30]-[.B3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30]-[.B30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7: yy component of inertia matrix of link lwr_2_link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4" office:value-type="float" office:value="-0.02986629" calcext:value-type="float">
            <text:p>-0,029866</text:p>
          </table:table-cell>
          <table:table-cell table:style-name="ce10" table:formula="of:=[.C31]-[.B31]" office:value-type="float" office:value="-0.04609629" calcext:value-type="float">
            <text:p>-0,046096</text:p>
          </table:table-cell>
          <table:table-cell table:style-name="ce4" office:value-type="float" office:value="-0.20709776" calcext:value-type="float">
            <text:p>-0,207098</text:p>
          </table:table-cell>
          <table:table-cell table:style-name="ce10" table:formula="of:=[.E31]-[.B31]" office:value-type="float" office:value="-0.22332776" calcext:value-type="float">
            <text:p>-0,223328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G31]-[.B31]" office:value-type="float" office:value="0" calcext:value-type="float">
            <text:p>0,000000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I31]-[.B31]" office:value-type="float" office:value="0" calcext:value-type="float">
            <text:p>0,000000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K31]-[.B31]" office:value-type="float" office:value="0" calcext:value-type="float">
            <text:p>0,000000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M31]-[.B3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28: yz component of inertia matrix of link lwr_2_link</text:p>
          </table:table-cell>
          <table:table-cell table:style-name="ce4" office:value-type="float" office:value="-0.01134" calcext:value-type="float">
            <text:p>-0,011340</text:p>
          </table:table-cell>
          <table:table-cell table:style-name="ce4" office:value-type="float" office:value="0.54698524" calcext:value-type="float">
            <text:p>0,546985</text:p>
          </table:table-cell>
          <table:table-cell table:style-name="ce10" table:formula="of:=[.C32]-[.B32]" office:value-type="float" office:value="0.55832524" calcext:value-type="float">
            <text:p>0,558325</text:p>
          </table:table-cell>
          <table:table-cell table:style-name="ce4" office:value-type="float" office:value="0.54698474" calcext:value-type="float">
            <text:p>0,546985</text:p>
          </table:table-cell>
          <table:table-cell table:style-name="ce10" table:formula="of:=[.E32]-[.B32]" office:value-type="float" office:value="0.55832474" calcext:value-type="float">
            <text:p>0,558325</text:p>
          </table:table-cell>
          <table:table-cell table:style-name="ce4" office:value-type="float" office:value="0.52892914" calcext:value-type="float">
            <text:p>0,528929</text:p>
          </table:table-cell>
          <table:table-cell table:style-name="ce10" table:formula="of:=[.G32]-[.B32]" office:value-type="float" office:value="0.54026914" calcext:value-type="float">
            <text:p>0,540269</text:p>
          </table:table-cell>
          <table:table-cell table:style-name="ce4" office:value-type="float" office:value="0.46810158" calcext:value-type="float">
            <text:p>0,468102</text:p>
          </table:table-cell>
          <table:table-cell table:style-name="ce10" table:formula="of:=[.I32]-[.B32]" office:value-type="float" office:value="0.47944158" calcext:value-type="float">
            <text:p>0,479442</text:p>
          </table:table-cell>
          <table:table-cell table:style-name="ce4" office:value-type="float" office:value="0.51938946" calcext:value-type="float">
            <text:p>0,519389</text:p>
          </table:table-cell>
          <table:table-cell table:style-name="ce10" table:formula="of:=[.K32]-[.B32]" office:value-type="float" office:value="0.53072946" calcext:value-type="float">
            <text:p>0,530729</text:p>
          </table:table-cell>
          <table:table-cell table:style-name="ce4" office:value-type="float" office:value="0.53697856" calcext:value-type="float">
            <text:p>0,536979</text:p>
          </table:table-cell>
          <table:table-cell table:style-name="ce10" table:formula="of:=[.M32]-[.B32]" office:value-type="float" office:value="0.54831856" calcext:value-type="float">
            <text:p>0,548319</text:p>
          </table:table-cell>
        </table:table-row>
        <table:table-row table:style-name="ro3">
          <table:table-cell table:style-name="ce2" office:value-type="string" calcext:value-type="string">
            <text:p># 29: zz component of inertia matrix of link lwr_2_link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4" office:value-type="float" office:value="-0.3406417" calcext:value-type="float">
            <text:p>-0,340642</text:p>
          </table:table-cell>
          <table:table-cell table:style-name="ce10" table:formula="of:=[.C33]-[.B33]" office:value-type="float" office:value="-0.3622284" calcext:value-type="float">
            <text:p>-0,362228</text:p>
          </table:table-cell>
          <table:table-cell table:style-name="ce4" office:value-type="float" office:value="-0.26935677" calcext:value-type="float">
            <text:p>-0,269357</text:p>
          </table:table-cell>
          <table:table-cell table:style-name="ce10" table:formula="of:=[.E33]-[.B33]" office:value-type="float" office:value="-0.29094347" calcext:value-type="float">
            <text:p>-0,290943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G33]-[.B3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I33]-[.B33]" office:value-type="float" office:value="0" calcext:value-type="float">
            <text:p>0,000000</text:p>
          </table:table-cell>
          <table:table-cell table:style-name="ce4" office:value-type="float" office:value="-0.31990557" calcext:value-type="float">
            <text:p>-0,319906</text:p>
          </table:table-cell>
          <table:table-cell table:style-name="ce10" table:formula="of:=[.K33]-[.B33]" office:value-type="float" office:value="-0.34149227" calcext:value-type="float">
            <text:p>-0,341492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M33]-[.B33]" office:value-type="float" office:value="0" calcext:value-type="float">
            <text:p>0,000000</text:p>
          </table:table-cell>
        </table:table-row>
        <table:table-row table:style-name="ro3">
          <table:table-cell table:style-name="ce1" office:value-type="string" calcext:value-type="string">
            <text:p># 30: mass of link lwr_3_link <text:s text:c="10"/>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4" office:value-type="float" office:value="0.2445558" calcext:value-type="float">
            <text:p>0,244556</text:p>
          </table:table-cell>
          <table:table-cell table:style-name="ce10" table:formula="of:=[.C34]-[.B34]" office:value-type="float" office:value="-2.4554442" calcext:value-type="float">
            <text:p>-2,455444</text:p>
          </table:table-cell>
          <table:table-cell table:style-name="ce4" office:value-type="float" office:value="2.69152505" calcext:value-type="float">
            <text:p>2,691525</text:p>
          </table:table-cell>
          <table:table-cell table:style-name="ce10" table:formula="of:=[.E34]-[.B34]" office:value-type="float" office:value="-0.00847495000000009" calcext:value-type="float">
            <text:p>-0,008475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G34]-[.B3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I34]-[.B3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K34]-[.B3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M34]-[.B3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1: x component of center of mass of link lwr_3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0913437" calcext:value-type="float">
            <text:p>-0,009134</text:p>
          </table:table-cell>
          <table:table-cell table:style-name="ce10" table:formula="of:=[.C35]-[.B35]" office:value-type="float" office:value="-0.00913437" calcext:value-type="float">
            <text:p>-0,009134</text:p>
          </table:table-cell>
          <table:table-cell table:style-name="ce4" office:value-type="float" office:value="-0.00913445" calcext:value-type="float">
            <text:p>-0,009134</text:p>
          </table:table-cell>
          <table:table-cell table:style-name="ce10" table:formula="of:=[.E35]-[.B35]" office:value-type="float" office:value="-0.00913445" calcext:value-type="float">
            <text:p>-0,009134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35]-[.B3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35]-[.B3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35]-[.B35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35]-[.B35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2: y component of center of mass of link lwr_3_link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4" office:value-type="float" office:value="0.00023203" calcext:value-type="float">
            <text:p>0,000232</text:p>
          </table:table-cell>
          <table:table-cell table:style-name="ce10" table:formula="of:=[.C36]-[.B36]" office:value-type="float" office:value="-0.16176797" calcext:value-type="float">
            <text:p>-0,161768</text:p>
          </table:table-cell>
          <table:table-cell table:style-name="ce4" office:value-type="float" office:value="0.16112022" calcext:value-type="float">
            <text:p>0,161120</text:p>
          </table:table-cell>
          <table:table-cell table:style-name="ce10" table:formula="of:=[.E36]-[.B36]" office:value-type="float" office:value="-0.000879779999999997" calcext:value-type="float">
            <text:p>-0,00088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G36]-[.B3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I36]-[.B3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K36]-[.B36]" office:value-type="float" office:value="0" calcext:value-type="float">
            <text:p>0,000000</text:p>
          </table:table-cell>
          <table:table-cell table:style-name="ce4" office:value-type="float" office:value="0.162" calcext:value-type="float">
            <text:p>0,162000</text:p>
          </table:table-cell>
          <table:table-cell table:style-name="ce10" table:formula="of:=[.M36]-[.B3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3: z component of center of mass of link lwr_3_link</text:p>
          </table:table-cell>
          <table:table-cell table:style-name="ce4" office:value-type="float" office:value="0.351" calcext:value-type="float">
            <text:p>0,351000</text:p>
          </table:table-cell>
          <table:table-cell table:style-name="ce4" office:value-type="float" office:value="1.28822659" calcext:value-type="float">
            <text:p>1,288227</text:p>
          </table:table-cell>
          <table:table-cell table:style-name="ce10" table:formula="of:=[.C37]-[.B37]" office:value-type="float" office:value="0.93722659" calcext:value-type="float">
            <text:p>0,937227</text:p>
          </table:table-cell>
          <table:table-cell table:style-name="ce4" office:value-type="float" office:value="0.30686677" calcext:value-type="float">
            <text:p>0,306867</text:p>
          </table:table-cell>
          <table:table-cell table:style-name="ce10" table:formula="of:=[.E37]-[.B37]" office:value-type="float" office:value="-0.04413323" calcext:value-type="float">
            <text:p>-0,044133</text:p>
          </table:table-cell>
          <table:table-cell table:style-name="ce4" office:value-type="float" office:value="0.20055834" calcext:value-type="float">
            <text:p>0,200558</text:p>
          </table:table-cell>
          <table:table-cell table:style-name="ce10" table:formula="of:=[.G37]-[.B37]" office:value-type="float" office:value="-0.15044166" calcext:value-type="float">
            <text:p>-0,150442</text:p>
          </table:table-cell>
          <table:table-cell table:style-name="ce4" office:value-type="float" office:value="0.20046598" calcext:value-type="float">
            <text:p>0,200466</text:p>
          </table:table-cell>
          <table:table-cell table:style-name="ce10" table:formula="of:=[.I37]-[.B37]" office:value-type="float" office:value="-0.15053402" calcext:value-type="float">
            <text:p>-0,150534</text:p>
          </table:table-cell>
          <table:table-cell table:style-name="ce4" office:value-type="float" office:value="0.21234491" calcext:value-type="float">
            <text:p>0,212345</text:p>
          </table:table-cell>
          <table:table-cell table:style-name="ce10" table:formula="of:=[.K37]-[.B37]" office:value-type="float" office:value="-0.13865509" calcext:value-type="float">
            <text:p>-0,138655</text:p>
          </table:table-cell>
          <table:table-cell table:style-name="ce4" office:value-type="float" office:value="0.20678756" calcext:value-type="float">
            <text:p>0,206788</text:p>
          </table:table-cell>
          <table:table-cell table:style-name="ce10" table:formula="of:=[.M37]-[.B37]" office:value-type="float" office:value="-0.14421244" calcext:value-type="float">
            <text:p>-0,144212</text:p>
          </table:table-cell>
        </table:table-row>
        <table:table-row table:style-name="ro3">
          <table:table-cell table:style-name="ce2" office:value-type="string" calcext:value-type="string">
            <text:p># 34: xx component of inertia matrix of link lwr_3_link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4" office:value-type="float" office:value="0.25910017" calcext:value-type="float">
            <text:p>0,259100</text:p>
          </table:table-cell>
          <table:table-cell table:style-name="ce10" table:formula="of:=[.C38]-[.B38]" office:value-type="float" office:value="0.19008347" calcext:value-type="float">
            <text:p>0,190083</text:p>
          </table:table-cell>
          <table:table-cell table:style-name="ce4" office:value-type="float" office:value="0.16918486" calcext:value-type="float">
            <text:p>0,169185</text:p>
          </table:table-cell>
          <table:table-cell table:style-name="ce10" table:formula="of:=[.E38]-[.B38]" office:value-type="float" office:value="0.10016816" calcext:value-type="float">
            <text:p>0,100168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G38]-[.B38]" office:value-type="float" office:value="0" calcext:value-type="float">
            <text:p>0,0000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I38]-[.B38]" office:value-type="float" office:value="0" calcext:value-type="float">
            <text:p>0,000000</text:p>
          </table:table-cell>
          <table:table-cell table:style-name="ce4" office:value-type="float" office:value="0.04381666" calcext:value-type="float">
            <text:p>0,043817</text:p>
          </table:table-cell>
          <table:table-cell table:style-name="ce10" table:formula="of:=[.K38]-[.B38]" office:value-type="float" office:value="-0.02520004" calcext:value-type="float">
            <text:p>-0,025200</text:p>
          </table:table-cell>
          <table:table-cell table:style-name="ce4" office:value-type="float" office:value="0.0690167" calcext:value-type="float">
            <text:p>0,069017</text:p>
          </table:table-cell>
          <table:table-cell table:style-name="ce10" table:formula="of:=[.M38]-[.B3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5: xy component of inertia matrix of link lwr_3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57308729" calcext:value-type="float">
            <text:p>0,573087</text:p>
          </table:table-cell>
          <table:table-cell table:style-name="ce10" table:formula="of:=[.C39]-[.B39]" office:value-type="float" office:value="0.57308729" calcext:value-type="float">
            <text:p>0,573087</text:p>
          </table:table-cell>
          <table:table-cell table:style-name="ce4" office:value-type="float" office:value="0.57308789" calcext:value-type="float">
            <text:p>0,573088</text:p>
          </table:table-cell>
          <table:table-cell table:style-name="ce10" table:formula="of:=[.E39]-[.B39]" office:value-type="float" office:value="0.57308789" calcext:value-type="float">
            <text:p>0,573088</text:p>
          </table:table-cell>
          <table:table-cell table:style-name="ce4" office:value-type="float" office:value="0.36783997" calcext:value-type="float">
            <text:p>0,367840</text:p>
          </table:table-cell>
          <table:table-cell table:style-name="ce10" table:formula="of:=[.G39]-[.B39]" office:value-type="float" office:value="0.36783997" calcext:value-type="float">
            <text:p>0,367840</text:p>
          </table:table-cell>
          <table:table-cell table:style-name="ce4" office:value-type="float" office:value="0.58729758" calcext:value-type="float">
            <text:p>0,587298</text:p>
          </table:table-cell>
          <table:table-cell table:style-name="ce10" table:formula="of:=[.I39]-[.B39]" office:value-type="float" office:value="0.58729758" calcext:value-type="float">
            <text:p>0,587298</text:p>
          </table:table-cell>
          <table:table-cell table:style-name="ce4" office:value-type="float" office:value="0.62006087" calcext:value-type="float">
            <text:p>0,620061</text:p>
          </table:table-cell>
          <table:table-cell table:style-name="ce10" table:formula="of:=[.K39]-[.B39]" office:value-type="float" office:value="0.62006087" calcext:value-type="float">
            <text:p>0,620061</text:p>
          </table:table-cell>
          <table:table-cell table:style-name="ce4" office:value-type="float" office:value="0.52724982" calcext:value-type="float">
            <text:p>0,527250</text:p>
          </table:table-cell>
          <table:table-cell table:style-name="ce10" table:formula="of:=[.M39]-[.B39]" office:value-type="float" office:value="0.52724982" calcext:value-type="float">
            <text:p>0,527250</text:p>
          </table:table-cell>
        </table:table-row>
        <table:table-row table:style-name="ro3">
          <table:table-cell table:style-name="ce2" office:value-type="string" calcext:value-type="string">
            <text:p># 36: xz component of inertia matrix of link lwr_3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1560462" calcext:value-type="float">
            <text:p>-0,015605</text:p>
          </table:table-cell>
          <table:table-cell table:style-name="ce10" table:formula="of:=[.C40]-[.B40]" office:value-type="float" office:value="-0.01560462" calcext:value-type="float">
            <text:p>-0,015605</text:p>
          </table:table-cell>
          <table:table-cell table:style-name="ce4" office:value-type="float" office:value="-0.01560468" calcext:value-type="float">
            <text:p>-0,015605</text:p>
          </table:table-cell>
          <table:table-cell table:style-name="ce10" table:formula="of:=[.E40]-[.B40]" office:value-type="float" office:value="-0.01560468" calcext:value-type="float">
            <text:p>-0,015605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40]-[.B4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40]-[.B40]" office:value-type="float" office:value="0" calcext:value-type="float">
            <text:p>0,000000</text:p>
          </table:table-cell>
          <table:table-cell table:style-name="ce4" office:value-type="float" office:value="-0.00498923" calcext:value-type="float">
            <text:p>-0,004989</text:p>
          </table:table-cell>
          <table:table-cell table:style-name="ce10" table:formula="of:=[.K40]-[.B40]" office:value-type="float" office:value="-0.00498923" calcext:value-type="float">
            <text:p>-0,004989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40]-[.B40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7: yy component of inertia matrix of link lwr_3_link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4" office:value-type="float" office:value="0.06813754" calcext:value-type="float">
            <text:p>0,068138</text:p>
          </table:table-cell>
          <table:table-cell table:style-name="ce10" table:formula="of:=[.C41]-[.B41]" office:value-type="float" office:value="0.01950754" calcext:value-type="float">
            <text:p>0,019508</text:p>
          </table:table-cell>
          <table:table-cell table:style-name="ce4" office:value-type="float" office:value="-0.06033055" calcext:value-type="float">
            <text:p>-0,060331</text:p>
          </table:table-cell>
          <table:table-cell table:style-name="ce10" table:formula="of:=[.E41]-[.B41]" office:value-type="float" office:value="-0.10896055" calcext:value-type="float">
            <text:p>-0,108961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G41]-[.B4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I41]-[.B4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K41]-[.B41]" office:value-type="float" office:value="0" calcext:value-type="float">
            <text:p>0,000000</text:p>
          </table:table-cell>
          <table:table-cell table:style-name="ce4" office:value-type="float" office:value="0.04863" calcext:value-type="float">
            <text:p>0,048630</text:p>
          </table:table-cell>
          <table:table-cell table:style-name="ce10" table:formula="of:=[.M41]-[.B4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38: yz component of inertia matrix of link lwr_3_link</text:p>
          </table:table-cell>
          <table:table-cell table:style-name="ce4" office:value-type="float" office:value="-0.02106" calcext:value-type="float">
            <text:p>-0,021060</text:p>
          </table:table-cell>
          <table:table-cell table:style-name="ce4" office:value-type="float" office:value="-0.16490924" calcext:value-type="float">
            <text:p>-0,164909</text:p>
          </table:table-cell>
          <table:table-cell table:style-name="ce10" table:formula="of:=[.C42]-[.B42]" office:value-type="float" office:value="-0.14384924" calcext:value-type="float">
            <text:p>-0,143849</text:p>
          </table:table-cell>
          <table:table-cell table:style-name="ce4" office:value-type="float" office:value="-0.19708736" calcext:value-type="float">
            <text:p>-0,197087</text:p>
          </table:table-cell>
          <table:table-cell table:style-name="ce10" table:formula="of:=[.E42]-[.B42]" office:value-type="float" office:value="-0.17602736" calcext:value-type="float">
            <text:p>-0,176027</text:p>
          </table:table-cell>
          <table:table-cell table:style-name="ce4" office:value-type="float" office:value="-0.14735804" calcext:value-type="float">
            <text:p>-0,147358</text:p>
          </table:table-cell>
          <table:table-cell table:style-name="ce10" table:formula="of:=[.G42]-[.B42]" office:value-type="float" office:value="-0.12629804" calcext:value-type="float">
            <text:p>-0,126298</text:p>
          </table:table-cell>
          <table:table-cell table:style-name="ce4" office:value-type="float" office:value="-0.08752693" calcext:value-type="float">
            <text:p>-0,087527</text:p>
          </table:table-cell>
          <table:table-cell table:style-name="ce10" table:formula="of:=[.I42]-[.B42]" office:value-type="float" office:value="-0.06646693" calcext:value-type="float">
            <text:p>-0,066467</text:p>
          </table:table-cell>
          <table:table-cell table:style-name="ce4" office:value-type="float" office:value="-0.19583857" calcext:value-type="float">
            <text:p>-0,195839</text:p>
          </table:table-cell>
          <table:table-cell table:style-name="ce10" table:formula="of:=[.K42]-[.B42]" office:value-type="float" office:value="-0.17477857" calcext:value-type="float">
            <text:p>-0,174779</text:p>
          </table:table-cell>
          <table:table-cell table:style-name="ce4" office:value-type="float" office:value="-0.1279971" calcext:value-type="float">
            <text:p>-0,127997</text:p>
          </table:table-cell>
          <table:table-cell table:style-name="ce10" table:formula="of:=[.M42]-[.B42]" office:value-type="float" office:value="-0.1069371" calcext:value-type="float">
            <text:p>-0,106937</text:p>
          </table:table-cell>
        </table:table-row>
        <table:table-row table:style-name="ro3">
          <table:table-cell table:style-name="ce2" office:value-type="string" calcext:value-type="string">
            <text:p># 39: zz component of inertia matrix of link lwr_3_link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4" office:value-type="float" office:value="-0.16989683" calcext:value-type="float">
            <text:p>-0,169897</text:p>
          </table:table-cell>
          <table:table-cell table:style-name="ce10" table:formula="of:=[.C43]-[.B43]" office:value-type="float" office:value="-0.19148353" calcext:value-type="float">
            <text:p>-0,191484</text:p>
          </table:table-cell>
          <table:table-cell table:style-name="ce4" office:value-type="float" office:value="-0.13134349" calcext:value-type="float">
            <text:p>-0,131343</text:p>
          </table:table-cell>
          <table:table-cell table:style-name="ce10" table:formula="of:=[.E43]-[.B43]" office:value-type="float" office:value="-0.15293019" calcext:value-type="float">
            <text:p>-0,152930</text:p>
          </table:table-cell>
          <table:table-cell table:style-name="ce4" office:value-type="float" office:value="-0.21674495" calcext:value-type="float">
            <text:p>-0,216745</text:p>
          </table:table-cell>
          <table:table-cell table:style-name="ce10" table:formula="of:=[.G43]-[.B43]" office:value-type="float" office:value="-0.23833165" calcext:value-type="float">
            <text:p>-0,238332</text:p>
          </table:table-cell>
          <table:table-cell table:style-name="ce4" office:value-type="float" office:value="-0.20507418" calcext:value-type="float">
            <text:p>-0,205074</text:p>
          </table:table-cell>
          <table:table-cell table:style-name="ce10" table:formula="of:=[.I43]-[.B43]" office:value-type="float" office:value="-0.22666088" calcext:value-type="float">
            <text:p>-0,226661</text:p>
          </table:table-cell>
          <table:table-cell table:style-name="ce4" office:value-type="float" office:value="-0.17815328" calcext:value-type="float">
            <text:p>-0,178153</text:p>
          </table:table-cell>
          <table:table-cell table:style-name="ce10" table:formula="of:=[.K43]-[.B43]" office:value-type="float" office:value="-0.19973998" calcext:value-type="float">
            <text:p>-0,199740</text:p>
          </table:table-cell>
          <table:table-cell table:style-name="ce4" office:value-type="float" office:value="-0.28177483" calcext:value-type="float">
            <text:p>-0,281775</text:p>
          </table:table-cell>
          <table:table-cell table:style-name="ce10" table:formula="of:=[.M43]-[.B43]" office:value-type="float" office:value="-0.30336153" calcext:value-type="float">
            <text:p>-0,303362</text:p>
          </table:table-cell>
        </table:table-row>
        <table:table-row table:style-name="ro3">
          <table:table-cell table:style-name="ce1" office:value-type="string" calcext:value-type="string">
            <text:p># 40: mass of link lwr_4_link <text:s text:c="10"/>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4" office:value-type="float" office:value="0.51529065" calcext:value-type="float">
            <text:p>0,515291</text:p>
          </table:table-cell>
          <table:table-cell table:style-name="ce10" table:formula="of:=[.C44]-[.B44]" office:value-type="float" office:value="-2.18470935" calcext:value-type="float">
            <text:p>-2,184709</text:p>
          </table:table-cell>
          <table:table-cell table:style-name="ce4" office:value-type="float" office:value="2.68234671" calcext:value-type="float">
            <text:p>2,682347</text:p>
          </table:table-cell>
          <table:table-cell table:style-name="ce10" table:formula="of:=[.E44]-[.B44]" office:value-type="float" office:value="-0.0176532900000002" calcext:value-type="float">
            <text:p>-0,017653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G44]-[.B4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I44]-[.B4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K44]-[.B44]" office:value-type="float" office:value="0" calcext:value-type="float">
            <text:p>0,000000</text:p>
          </table:table-cell>
          <table:table-cell table:style-name="ce4" office:value-type="float" office:value="2.7" calcext:value-type="float">
            <text:p>2,700000</text:p>
          </table:table-cell>
          <table:table-cell table:style-name="ce10" table:formula="of:=[.M44]-[.B4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1: x component of center of mass of link lwr_4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559859" calcext:value-type="float">
            <text:p>-0,055986</text:p>
          </table:table-cell>
          <table:table-cell table:style-name="ce10" table:formula="of:=[.C45]-[.B45]" office:value-type="float" office:value="-0.0559859" calcext:value-type="float">
            <text:p>-0,055986</text:p>
          </table:table-cell>
          <table:table-cell table:style-name="ce4" office:value-type="float" office:value="-0.05598595" calcext:value-type="float">
            <text:p>-0,055986</text:p>
          </table:table-cell>
          <table:table-cell table:style-name="ce10" table:formula="of:=[.E45]-[.B45]" office:value-type="float" office:value="-0.05598595" calcext:value-type="float">
            <text:p>-0,055986</text:p>
          </table:table-cell>
          <table:table-cell table:style-name="ce4" office:value-type="float" office:value="-0.02600237" calcext:value-type="float">
            <text:p>-0,026002</text:p>
          </table:table-cell>
          <table:table-cell table:style-name="ce10" table:formula="of:=[.G45]-[.B45]" office:value-type="float" office:value="-0.02600237" calcext:value-type="float">
            <text:p>-0,026002</text:p>
          </table:table-cell>
          <table:table-cell table:style-name="ce4" office:value-type="float" office:value="-0.04953619" calcext:value-type="float">
            <text:p>-0,049536</text:p>
          </table:table-cell>
          <table:table-cell table:style-name="ce10" table:formula="of:=[.I45]-[.B45]" office:value-type="float" office:value="-0.04953619" calcext:value-type="float">
            <text:p>-0,049536</text:p>
          </table:table-cell>
          <table:table-cell table:style-name="ce4" office:value-type="float" office:value="-0.05819715" calcext:value-type="float">
            <text:p>-0,058197</text:p>
          </table:table-cell>
          <table:table-cell table:style-name="ce10" table:formula="of:=[.K45]-[.B45]" office:value-type="float" office:value="-0.05819715" calcext:value-type="float">
            <text:p>-0,058197</text:p>
          </table:table-cell>
          <table:table-cell table:style-name="ce4" office:value-type="float" office:value="-0.03712421" calcext:value-type="float">
            <text:p>-0,037124</text:p>
          </table:table-cell>
          <table:table-cell table:style-name="ce10" table:formula="of:=[.M45]-[.B45]" office:value-type="float" office:value="-0.03712421" calcext:value-type="float">
            <text:p>-0,037124</text:p>
          </table:table-cell>
        </table:table-row>
        <table:table-row table:style-name="ro3">
          <table:table-cell table:style-name="ce2" office:value-type="string" calcext:value-type="string">
            <text:p># 42: y component of center of mass of link lwr_4_link</text:p>
          </table:table-cell>
          <table:table-cell table:style-name="ce4" office:value-type="float" office:value="-0.162" calcext:value-type="float">
            <text:p>-0,162000</text:p>
          </table:table-cell>
          <table:table-cell table:style-name="ce4" office:value-type="float" office:value="0.03321389" calcext:value-type="float">
            <text:p>0,033214</text:p>
          </table:table-cell>
          <table:table-cell table:style-name="ce10" table:formula="of:=[.C46]-[.B46]" office:value-type="float" office:value="0.19521389" calcext:value-type="float">
            <text:p>0,195214</text:p>
          </table:table-cell>
          <table:table-cell table:style-name="ce4" office:value-type="float" office:value="-0.12767429" calcext:value-type="float">
            <text:p>-0,127674</text:p>
          </table:table-cell>
          <table:table-cell table:style-name="ce10" table:formula="of:=[.E46]-[.B46]" office:value-type="float" office:value="0.03432571" calcext:value-type="float">
            <text:p>0,034326</text:p>
          </table:table-cell>
          <table:table-cell table:style-name="ce4" office:value-type="float" office:value="-0.1391132" calcext:value-type="float">
            <text:p>-0,139113</text:p>
          </table:table-cell>
          <table:table-cell table:style-name="ce10" table:formula="of:=[.G46]-[.B46]" office:value-type="float" office:value="0.0228868" calcext:value-type="float">
            <text:p>0,022887</text:p>
          </table:table-cell>
          <table:table-cell table:style-name="ce4" office:value-type="float" office:value="-0.14351166" calcext:value-type="float">
            <text:p>-0,143512</text:p>
          </table:table-cell>
          <table:table-cell table:style-name="ce10" table:formula="of:=[.I46]-[.B46]" office:value-type="float" office:value="0.01848834" calcext:value-type="float">
            <text:p>0,018488</text:p>
          </table:table-cell>
          <table:table-cell table:style-name="ce4" office:value-type="float" office:value="-0.12697541" calcext:value-type="float">
            <text:p>-0,126975</text:p>
          </table:table-cell>
          <table:table-cell table:style-name="ce10" table:formula="of:=[.K46]-[.B46]" office:value-type="float" office:value="0.03502459" calcext:value-type="float">
            <text:p>0,035025</text:p>
          </table:table-cell>
          <table:table-cell table:style-name="ce4" office:value-type="float" office:value="-0.14582792" calcext:value-type="float">
            <text:p>-0,145828</text:p>
          </table:table-cell>
          <table:table-cell table:style-name="ce10" table:formula="of:=[.M46]-[.B46]" office:value-type="float" office:value="0.01617208" calcext:value-type="float">
            <text:p>0,016172</text:p>
          </table:table-cell>
        </table:table-row>
        <table:table-row table:style-name="ro3">
          <table:table-cell table:style-name="ce2" office:value-type="string" calcext:value-type="string">
            <text:p># 43: z component of center of mass of link lwr_4_link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4" office:value-type="float" office:value="0.39385969" calcext:value-type="float">
            <text:p>0,393860</text:p>
          </table:table-cell>
          <table:table-cell table:style-name="ce10" table:formula="of:=[.C47]-[.B47]" office:value-type="float" office:value="0.20485969" calcext:value-type="float">
            <text:p>0,204860</text:p>
          </table:table-cell>
          <table:table-cell table:style-name="ce4" office:value-type="float" office:value="0.19794114" calcext:value-type="float">
            <text:p>0,197941</text:p>
          </table:table-cell>
          <table:table-cell table:style-name="ce10" table:formula="of:=[.E47]-[.B47]" office:value-type="float" office:value="0.00894114000000001" calcext:value-type="float">
            <text:p>0,008941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G47]-[.B4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I47]-[.B4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K47]-[.B47]" office:value-type="float" office:value="0" calcext:value-type="float">
            <text:p>0,000000</text:p>
          </table:table-cell>
          <table:table-cell table:style-name="ce4" office:value-type="float" office:value="0.189" calcext:value-type="float">
            <text:p>0,189000</text:p>
          </table:table-cell>
          <table:table-cell table:style-name="ce10" table:formula="of:=[.M47]-[.B47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4: xx component of inertia matrix of link lwr_4_link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4" office:value-type="float" office:value="0.07821231" calcext:value-type="float">
            <text:p>0,078212</text:p>
          </table:table-cell>
          <table:table-cell table:style-name="ce10" table:formula="of:=[.C48]-[.B48]" office:value-type="float" office:value="0.04159561" calcext:value-type="float">
            <text:p>0,041596</text:p>
          </table:table-cell>
          <table:table-cell table:style-name="ce4" office:value-type="float" office:value="0.03300347" calcext:value-type="float">
            <text:p>0,033003</text:p>
          </table:table-cell>
          <table:table-cell table:style-name="ce10" table:formula="of:=[.E48]-[.B48]" office:value-type="float" office:value="-0.00361323" calcext:value-type="float">
            <text:p>-0,003613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G48]-[.B48]" office:value-type="float" office:value="0" calcext:value-type="float">
            <text:p>0,000000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I48]-[.B48]" office:value-type="float" office:value="0" calcext:value-type="float">
            <text:p>0,000000</text:p>
          </table:table-cell>
          <table:table-cell table:style-name="ce4" office:value-type="float" office:value="0.0366167" calcext:value-type="float">
            <text:p>0,036617</text:p>
          </table:table-cell>
          <table:table-cell table:style-name="ce10" table:formula="of:=[.K48]-[.B48]" office:value-type="float" office:value="0" calcext:value-type="float">
            <text:p>0,000000</text:p>
          </table:table-cell>
          <table:table-cell table:style-name="ce4" office:value-type="float" office:value="0.07919266" calcext:value-type="float">
            <text:p>0,079193</text:p>
          </table:table-cell>
          <table:table-cell table:style-name="ce10" table:formula="of:=[.M48]-[.B48]" office:value-type="float" office:value="0.04257596" calcext:value-type="float">
            <text:p>0,042576</text:p>
          </table:table-cell>
        </table:table-row>
        <table:table-row table:style-name="ro3">
          <table:table-cell table:style-name="ce2" office:value-type="string" calcext:value-type="string">
            <text:p># 45: xy component of inertia matrix of link lwr_4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6741521" calcext:value-type="float">
            <text:p>0,067415</text:p>
          </table:table-cell>
          <table:table-cell table:style-name="ce10" table:formula="of:=[.C49]-[.B49]" office:value-type="float" office:value="0.06741521" calcext:value-type="float">
            <text:p>0,067415</text:p>
          </table:table-cell>
          <table:table-cell table:style-name="ce4" office:value-type="float" office:value="0.06741503" calcext:value-type="float">
            <text:p>0,067415</text:p>
          </table:table-cell>
          <table:table-cell table:style-name="ce10" table:formula="of:=[.E49]-[.B49]" office:value-type="float" office:value="0.06741503" calcext:value-type="float">
            <text:p>0,067415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49]-[.B4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49]-[.B49]" office:value-type="float" office:value="0" calcext:value-type="float">
            <text:p>0,000000</text:p>
          </table:table-cell>
          <table:table-cell table:style-name="ce4" office:value-type="float" office:value="0.06044177" calcext:value-type="float">
            <text:p>0,060442</text:p>
          </table:table-cell>
          <table:table-cell table:style-name="ce10" table:formula="of:=[.K49]-[.B49]" office:value-type="float" office:value="0.06044177" calcext:value-type="float">
            <text:p>0,060442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49]-[.B4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6: xz component of inertia matrix of link lwr_4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4771152" calcext:value-type="float">
            <text:p>-0,047712</text:p>
          </table:table-cell>
          <table:table-cell table:style-name="ce10" table:formula="of:=[.C50]-[.B50]" office:value-type="float" office:value="-0.04771152" calcext:value-type="float">
            <text:p>-0,047712</text:p>
          </table:table-cell>
          <table:table-cell table:style-name="ce4" office:value-type="float" office:value="-0.04771142" calcext:value-type="float">
            <text:p>-0,047711</text:p>
          </table:table-cell>
          <table:table-cell table:style-name="ce10" table:formula="of:=[.E50]-[.B50]" office:value-type="float" office:value="-0.04771142" calcext:value-type="float">
            <text:p>-0,047711</text:p>
          </table:table-cell>
          <table:table-cell table:style-name="ce4" office:value-type="float" office:value="-0.06134078" calcext:value-type="float">
            <text:p>-0,061341</text:p>
          </table:table-cell>
          <table:table-cell table:style-name="ce10" table:formula="of:=[.G50]-[.B50]" office:value-type="float" office:value="-0.06134078" calcext:value-type="float">
            <text:p>-0,061341</text:p>
          </table:table-cell>
          <table:table-cell table:style-name="ce4" office:value-type="float" office:value="-0.06459406" calcext:value-type="float">
            <text:p>-0,064594</text:p>
          </table:table-cell>
          <table:table-cell table:style-name="ce10" table:formula="of:=[.I50]-[.B50]" office:value-type="float" office:value="-0.06459406" calcext:value-type="float">
            <text:p>-0,064594</text:p>
          </table:table-cell>
          <table:table-cell table:style-name="ce4" office:value-type="float" office:value="-0.04747042" calcext:value-type="float">
            <text:p>-0,047470</text:p>
          </table:table-cell>
          <table:table-cell table:style-name="ce10" table:formula="of:=[.K50]-[.B50]" office:value-type="float" office:value="-0.04747042" calcext:value-type="float">
            <text:p>-0,047470</text:p>
          </table:table-cell>
          <table:table-cell table:style-name="ce4" office:value-type="float" office:value="-0.05264185" calcext:value-type="float">
            <text:p>-0,052642</text:p>
          </table:table-cell>
          <table:table-cell table:style-name="ce10" table:formula="of:=[.M50]-[.B50]" office:value-type="float" office:value="-0.05264185" calcext:value-type="float">
            <text:p>-0,052642</text:p>
          </table:table-cell>
        </table:table-row>
        <table:table-row table:style-name="ro3">
          <table:table-cell table:style-name="ce2" office:value-type="string" calcext:value-type="string">
            <text:p># 47: yy component of inertia matrix of link lwr_4_link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4" office:value-type="float" office:value="-0.20333541" calcext:value-type="float">
            <text:p>-0,203335</text:p>
          </table:table-cell>
          <table:table-cell table:style-name="ce10" table:formula="of:=[.C51]-[.B51]" office:value-type="float" office:value="-0.21956541" calcext:value-type="float">
            <text:p>-0,219565</text:p>
          </table:table-cell>
          <table:table-cell table:style-name="ce4" office:value-type="float" office:value="-0.20998998" calcext:value-type="float">
            <text:p>-0,209990</text:p>
          </table:table-cell>
          <table:table-cell table:style-name="ce10" table:formula="of:=[.E51]-[.B51]" office:value-type="float" office:value="-0.22621998" calcext:value-type="float">
            <text:p>-0,226220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G51]-[.B51]" office:value-type="float" office:value="0" calcext:value-type="float">
            <text:p>0,000000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I51]-[.B51]" office:value-type="float" office:value="0" calcext:value-type="float">
            <text:p>0,000000</text:p>
          </table:table-cell>
          <table:table-cell table:style-name="ce4" office:value-type="float" office:value="-0.24106491" calcext:value-type="float">
            <text:p>-0,241065</text:p>
          </table:table-cell>
          <table:table-cell table:style-name="ce10" table:formula="of:=[.K51]-[.B51]" office:value-type="float" office:value="-0.25729491" calcext:value-type="float">
            <text:p>-0,257295</text:p>
          </table:table-cell>
          <table:table-cell table:style-name="ce4" office:value-type="float" office:value="0.01623" calcext:value-type="float">
            <text:p>0,016230</text:p>
          </table:table-cell>
          <table:table-cell table:style-name="ce10" table:formula="of:=[.M51]-[.B5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8: yz component of inertia matrix of link lwr_4_link</text:p>
          </table:table-cell>
          <table:table-cell table:style-name="ce4" office:value-type="float" office:value="0.01134" calcext:value-type="float">
            <text:p>0,011340</text:p>
          </table:table-cell>
          <table:table-cell table:style-name="ce4" office:value-type="float" office:value="0.17386822" calcext:value-type="float">
            <text:p>0,173868</text:p>
          </table:table-cell>
          <table:table-cell table:style-name="ce10" table:formula="of:=[.C52]-[.B52]" office:value-type="float" office:value="0.16252822" calcext:value-type="float">
            <text:p>0,162528</text:p>
          </table:table-cell>
          <table:table-cell table:style-name="ce4" office:value-type="float" office:value="0.17386807" calcext:value-type="float">
            <text:p>0,173868</text:p>
          </table:table-cell>
          <table:table-cell table:style-name="ce10" table:formula="of:=[.E52]-[.B52]" office:value-type="float" office:value="0.16252807" calcext:value-type="float">
            <text:p>0,162528</text:p>
          </table:table-cell>
          <table:table-cell table:style-name="ce4" office:value-type="float" office:value="0.01134" calcext:value-type="float">
            <text:p>0,011340</text:p>
          </table:table-cell>
          <table:table-cell table:style-name="ce10" table:formula="of:=[.G52]-[.B52]" office:value-type="float" office:value="0" calcext:value-type="float">
            <text:p>0,000000</text:p>
          </table:table-cell>
          <table:table-cell table:style-name="ce4" office:value-type="float" office:value="0.01134" calcext:value-type="float">
            <text:p>0,011340</text:p>
          </table:table-cell>
          <table:table-cell table:style-name="ce10" table:formula="of:=[.I52]-[.B52]" office:value-type="float" office:value="0" calcext:value-type="float">
            <text:p>0,000000</text:p>
          </table:table-cell>
          <table:table-cell table:style-name="ce4" office:value-type="float" office:value="0.19323433" calcext:value-type="float">
            <text:p>0,193234</text:p>
          </table:table-cell>
          <table:table-cell table:style-name="ce10" table:formula="of:=[.K52]-[.B52]" office:value-type="float" office:value="0.18189433" calcext:value-type="float">
            <text:p>0,181894</text:p>
          </table:table-cell>
          <table:table-cell table:style-name="ce4" office:value-type="float" office:value="0.01134" calcext:value-type="float">
            <text:p>0,011340</text:p>
          </table:table-cell>
          <table:table-cell table:style-name="ce10" table:formula="of:=[.M52]-[.B5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49: zz component of inertia matrix of link lwr_4_link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4" office:value-type="float" office:value="0.01099099" calcext:value-type="float">
            <text:p>0,010991</text:p>
          </table:table-cell>
          <table:table-cell table:style-name="ce10" table:formula="of:=[.C53]-[.B53]" office:value-type="float" office:value="-0.01059571" calcext:value-type="float">
            <text:p>-0,010596</text:p>
          </table:table-cell>
          <table:table-cell table:style-name="ce4" office:value-type="float" office:value="-0.02756211" calcext:value-type="float">
            <text:p>-0,027562</text:p>
          </table:table-cell>
          <table:table-cell table:style-name="ce10" table:formula="of:=[.E53]-[.B53]" office:value-type="float" office:value="-0.04914881" calcext:value-type="float">
            <text:p>-0,049149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G53]-[.B5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I53]-[.B5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K53]-[.B53]" office:value-type="float" office:value="0" calcext:value-type="float">
            <text:p>0,000000</text:p>
          </table:table-cell>
          <table:table-cell table:style-name="ce4" office:value-type="float" office:value="0.0215867" calcext:value-type="float">
            <text:p>0,021587</text:p>
          </table:table-cell>
          <table:table-cell table:style-name="ce10" table:formula="of:=[.M53]-[.B53]" office:value-type="float" office:value="0" calcext:value-type="float">
            <text:p>0,000000</text:p>
          </table:table-cell>
        </table:table-row>
        <table:table-row table:style-name="ro3">
          <table:table-cell table:style-name="ce1" office:value-type="string" calcext:value-type="string">
            <text:p># 50: mass of link lwr_5_link <text:s text:c="10"/></text:p>
          </table:table-cell>
          <table:table-cell table:style-name="ce4" office:value-type="float" office:value="1.7" calcext:value-type="float">
            <text:p>1,700000</text:p>
          </table:table-cell>
          <table:table-cell table:style-name="ce4" office:value-type="float" office:value="0.58905768" calcext:value-type="float">
            <text:p>0,589058</text:p>
          </table:table-cell>
          <table:table-cell table:style-name="ce10" table:formula="of:=[.C54]-[.B54]" office:value-type="float" office:value="-1.11094232" calcext:value-type="float">
            <text:p>-1,110942</text:p>
          </table:table-cell>
          <table:table-cell table:style-name="ce4" office:value-type="float" office:value="1.67494162" calcext:value-type="float">
            <text:p>1,674942</text:p>
          </table:table-cell>
          <table:table-cell table:style-name="ce10" table:formula="of:=[.E54]-[.B54]" office:value-type="float" office:value="-0.0250583800000002" calcext:value-type="float">
            <text:p>-0,025058</text:p>
          </table:table-cell>
          <table:table-cell table:style-name="ce4" office:value-type="float" office:value="1.7" calcext:value-type="float">
            <text:p>1,700000</text:p>
          </table:table-cell>
          <table:table-cell table:style-name="ce10" table:formula="of:=[.G54]-[.B54]" office:value-type="float" office:value="0" calcext:value-type="float">
            <text:p>0,000000</text:p>
          </table:table-cell>
          <table:table-cell table:style-name="ce4" office:value-type="float" office:value="1.7" calcext:value-type="float">
            <text:p>1,700000</text:p>
          </table:table-cell>
          <table:table-cell table:style-name="ce10" table:formula="of:=[.I54]-[.B54]" office:value-type="float" office:value="0" calcext:value-type="float">
            <text:p>0,000000</text:p>
          </table:table-cell>
          <table:table-cell table:style-name="ce4" office:value-type="float" office:value="1.7" calcext:value-type="float">
            <text:p>1,700000</text:p>
          </table:table-cell>
          <table:table-cell table:style-name="ce10" table:formula="of:=[.K54]-[.B54]" office:value-type="float" office:value="0" calcext:value-type="float">
            <text:p>0,000000</text:p>
          </table:table-cell>
          <table:table-cell table:style-name="ce4" office:value-type="float" office:value="1.7" calcext:value-type="float">
            <text:p>1,700000</text:p>
          </table:table-cell>
          <table:table-cell table:style-name="ce10" table:formula="of:=[.M54]-[.B5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1: x component of center of mass of link lwr_5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5086154" calcext:value-type="float">
            <text:p>0,050862</text:p>
          </table:table-cell>
          <table:table-cell table:style-name="ce10" table:formula="of:=[.C55]-[.B55]" office:value-type="float" office:value="0.05086154" calcext:value-type="float">
            <text:p>0,050862</text:p>
          </table:table-cell>
          <table:table-cell table:style-name="ce4" office:value-type="float" office:value="0.05086157" calcext:value-type="float">
            <text:p>0,050862</text:p>
          </table:table-cell>
          <table:table-cell table:style-name="ce10" table:formula="of:=[.E55]-[.B55]" office:value-type="float" office:value="0.05086157" calcext:value-type="float">
            <text:p>0,050862</text:p>
          </table:table-cell>
          <table:table-cell table:style-name="ce4" office:value-type="float" office:value="0.02614584" calcext:value-type="float">
            <text:p>0,026146</text:p>
          </table:table-cell>
          <table:table-cell table:style-name="ce10" table:formula="of:=[.G55]-[.B55]" office:value-type="float" office:value="0.02614584" calcext:value-type="float">
            <text:p>0,026146</text:p>
          </table:table-cell>
          <table:table-cell table:style-name="ce4" office:value-type="float" office:value="0.03945565" calcext:value-type="float">
            <text:p>0,039456</text:p>
          </table:table-cell>
          <table:table-cell table:style-name="ce10" table:formula="of:=[.I55]-[.B55]" office:value-type="float" office:value="0.03945565" calcext:value-type="float">
            <text:p>0,039456</text:p>
          </table:table-cell>
          <table:table-cell table:style-name="ce4" office:value-type="float" office:value="0.05078981" calcext:value-type="float">
            <text:p>0,050790</text:p>
          </table:table-cell>
          <table:table-cell table:style-name="ce10" table:formula="of:=[.K55]-[.B55]" office:value-type="float" office:value="0.05078981" calcext:value-type="float">
            <text:p>0,050790</text:p>
          </table:table-cell>
          <table:table-cell table:style-name="ce4" office:value-type="float" office:value="0.04100222" calcext:value-type="float">
            <text:p>0,041002</text:p>
          </table:table-cell>
          <table:table-cell table:style-name="ce10" table:formula="of:=[.M55]-[.B55]" office:value-type="float" office:value="0.04100222" calcext:value-type="float">
            <text:p>0,041002</text:p>
          </table:table-cell>
        </table:table-row>
        <table:table-row table:style-name="ro3">
          <table:table-cell table:style-name="ce2" office:value-type="string" calcext:value-type="string">
            <text:p># 52: y component of center of mass of link lwr_5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1095492" calcext:value-type="float">
            <text:p>-0,010955</text:p>
          </table:table-cell>
          <table:table-cell table:style-name="ce10" table:formula="of:=[.C56]-[.B56]" office:value-type="float" office:value="-0.01095492" calcext:value-type="float">
            <text:p>-0,010955</text:p>
          </table:table-cell>
          <table:table-cell table:style-name="ce4" office:value-type="float" office:value="-0.01095494" calcext:value-type="float">
            <text:p>-0,010955</text:p>
          </table:table-cell>
          <table:table-cell table:style-name="ce10" table:formula="of:=[.E56]-[.B56]" office:value-type="float" office:value="-0.01095494" calcext:value-type="float">
            <text:p>-0,010955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56]-[.B5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56]-[.B56]" office:value-type="float" office:value="0" calcext:value-type="float">
            <text:p>0,000000</text:p>
          </table:table-cell>
          <table:table-cell table:style-name="ce4" office:value-type="float" office:value="-0.01825738" calcext:value-type="float">
            <text:p>-0,018257</text:p>
          </table:table-cell>
          <table:table-cell table:style-name="ce10" table:formula="of:=[.K56]-[.B56]" office:value-type="float" office:value="-0.01825738" calcext:value-type="float">
            <text:p>-0,018257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56]-[.B5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3: z component of center of mass of link lwr_5_link</text:p>
          </table:table-cell>
          <table:table-cell table:style-name="ce4" office:value-type="float" office:value="0.2108" calcext:value-type="float">
            <text:p>0,210800</text:p>
          </table:table-cell>
          <table:table-cell table:style-name="ce4" office:value-type="float" office:value="0.34381047" calcext:value-type="float">
            <text:p>0,343810</text:p>
          </table:table-cell>
          <table:table-cell table:style-name="ce10" table:formula="of:=[.C57]-[.B57]" office:value-type="float" office:value="0.13301047" calcext:value-type="float">
            <text:p>0,133010</text:p>
          </table:table-cell>
          <table:table-cell table:style-name="ce4" office:value-type="float" office:value="0.12780779" calcext:value-type="float">
            <text:p>0,127808</text:p>
          </table:table-cell>
          <table:table-cell table:style-name="ce10" table:formula="of:=[.E57]-[.B57]" office:value-type="float" office:value="-0.08299221" calcext:value-type="float">
            <text:p>-0,082992</text:p>
          </table:table-cell>
          <table:table-cell table:style-name="ce4" office:value-type="float" office:value="0.0975909" calcext:value-type="float">
            <text:p>0,097591</text:p>
          </table:table-cell>
          <table:table-cell table:style-name="ce10" table:formula="of:=[.G57]-[.B57]" office:value-type="float" office:value="-0.1132091" calcext:value-type="float">
            <text:p>-0,113209</text:p>
          </table:table-cell>
          <table:table-cell table:style-name="ce4" office:value-type="float" office:value="0.10792492" calcext:value-type="float">
            <text:p>0,107925</text:p>
          </table:table-cell>
          <table:table-cell table:style-name="ce10" table:formula="of:=[.I57]-[.B57]" office:value-type="float" office:value="-0.10287508" calcext:value-type="float">
            <text:p>-0,102875</text:p>
          </table:table-cell>
          <table:table-cell table:style-name="ce4" office:value-type="float" office:value="0.09417906" calcext:value-type="float">
            <text:p>0,094179</text:p>
          </table:table-cell>
          <table:table-cell table:style-name="ce10" table:formula="of:=[.K57]-[.B57]" office:value-type="float" office:value="-0.11662094" calcext:value-type="float">
            <text:p>-0,116621</text:p>
          </table:table-cell>
          <table:table-cell table:style-name="ce4" office:value-type="float" office:value="0.10246892" calcext:value-type="float">
            <text:p>0,102469</text:p>
          </table:table-cell>
          <table:table-cell table:style-name="ce10" table:formula="of:=[.M57]-[.B57]" office:value-type="float" office:value="-0.10833108" calcext:value-type="float">
            <text:p>-0,108331</text:p>
          </table:table-cell>
        </table:table-row>
        <table:table-row table:style-name="ro3">
          <table:table-cell table:style-name="ce2" office:value-type="string" calcext:value-type="string">
            <text:p># 54: xx component of inertia matrix of link lwr_5_link</text:p>
          </table:table-cell>
          <table:table-cell table:style-name="ce4" office:value-type="float" office:value="0.0387899" calcext:value-type="float">
            <text:p>0,038790</text:p>
          </table:table-cell>
          <table:table-cell table:style-name="ce4" office:value-type="float" office:value="0.1126386" calcext:value-type="float">
            <text:p>0,112639</text:p>
          </table:table-cell>
          <table:table-cell table:style-name="ce10" table:formula="of:=[.C58]-[.B58]" office:value-type="float" office:value="0.0738487" calcext:value-type="float">
            <text:p>0,073849</text:p>
          </table:table-cell>
          <table:table-cell table:style-name="ce4" office:value-type="float" office:value="0.10218628" calcext:value-type="float">
            <text:p>0,102186</text:p>
          </table:table-cell>
          <table:table-cell table:style-name="ce10" table:formula="of:=[.E58]-[.B58]" office:value-type="float" office:value="0.06339638" calcext:value-type="float">
            <text:p>0,063396</text:p>
          </table:table-cell>
          <table:table-cell table:style-name="ce4" office:value-type="float" office:value="0.0387899" calcext:value-type="float">
            <text:p>0,038790</text:p>
          </table:table-cell>
          <table:table-cell table:style-name="ce10" table:formula="of:=[.G58]-[.B58]" office:value-type="float" office:value="0" calcext:value-type="float">
            <text:p>0,000000</text:p>
          </table:table-cell>
          <table:table-cell table:style-name="ce4" office:value-type="float" office:value="0.0387899" calcext:value-type="float">
            <text:p>0,038790</text:p>
          </table:table-cell>
          <table:table-cell table:style-name="ce10" table:formula="of:=[.I58]-[.B58]" office:value-type="float" office:value="0" calcext:value-type="float">
            <text:p>0,000000</text:p>
          </table:table-cell>
          <table:table-cell table:style-name="ce4" office:value-type="float" office:value="0.15341363" calcext:value-type="float">
            <text:p>0,153414</text:p>
          </table:table-cell>
          <table:table-cell table:style-name="ce10" table:formula="of:=[.K58]-[.B58]" office:value-type="float" office:value="0.11462373" calcext:value-type="float">
            <text:p>0,114624</text:p>
          </table:table-cell>
          <table:table-cell table:style-name="ce4" office:value-type="float" office:value="0.0387899" calcext:value-type="float">
            <text:p>0,038790</text:p>
          </table:table-cell>
          <table:table-cell table:style-name="ce10" table:formula="of:=[.M58]-[.B5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5: xy component of inertia matrix of link lwr_5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0764254" calcext:value-type="float">
            <text:p>0,007643</text:p>
          </table:table-cell>
          <table:table-cell table:style-name="ce10" table:formula="of:=[.C59]-[.B59]" office:value-type="float" office:value="0.00764254" calcext:value-type="float">
            <text:p>0,007643</text:p>
          </table:table-cell>
          <table:table-cell table:style-name="ce4" office:value-type="float" office:value="0.00764252" calcext:value-type="float">
            <text:p>0,007643</text:p>
          </table:table-cell>
          <table:table-cell table:style-name="ce10" table:formula="of:=[.E59]-[.B59]" office:value-type="float" office:value="0.00764252" calcext:value-type="float">
            <text:p>0,007643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59]-[.B5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59]-[.B5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59]-[.B5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59]-[.B5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6: xz component of inertia matrix of link lwr_5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1363722" calcext:value-type="float">
            <text:p>0,013637</text:p>
          </table:table-cell>
          <table:table-cell table:style-name="ce10" table:formula="of:=[.C60]-[.B60]" office:value-type="float" office:value="0.01363722" calcext:value-type="float">
            <text:p>0,013637</text:p>
          </table:table-cell>
          <table:table-cell table:style-name="ce4" office:value-type="float" office:value="0.01363716" calcext:value-type="float">
            <text:p>0,013637</text:p>
          </table:table-cell>
          <table:table-cell table:style-name="ce10" table:formula="of:=[.E60]-[.B60]" office:value-type="float" office:value="0.01363716" calcext:value-type="float">
            <text:p>0,013637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60]-[.B6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60]-[.B6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60]-[.B6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60]-[.B60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7: yy component of inertia matrix of link lwr_5_link</text:p>
          </table:table-cell>
          <table:table-cell table:style-name="ce4" office:value-type="float" office:value="0.0291392" calcext:value-type="float">
            <text:p>0,029139</text:p>
          </table:table-cell>
          <table:table-cell table:style-name="ce4" office:value-type="float" office:value="-0.23776167" calcext:value-type="float">
            <text:p>-0,237762</text:p>
          </table:table-cell>
          <table:table-cell table:style-name="ce10" table:formula="of:=[.C61]-[.B61]" office:value-type="float" office:value="-0.26690087" calcext:value-type="float">
            <text:p>-0,266901</text:p>
          </table:table-cell>
          <table:table-cell table:style-name="ce4" office:value-type="float" office:value="-0.26409039" calcext:value-type="float">
            <text:p>-0,264090</text:p>
          </table:table-cell>
          <table:table-cell table:style-name="ce10" table:formula="of:=[.E61]-[.B61]" office:value-type="float" office:value="-0.29322959" calcext:value-type="float">
            <text:p>-0,293230</text:p>
          </table:table-cell>
          <table:table-cell table:style-name="ce4" office:value-type="float" office:value="-0.09874392" calcext:value-type="float">
            <text:p>-0,098744</text:p>
          </table:table-cell>
          <table:table-cell table:style-name="ce10" table:formula="of:=[.G61]-[.B61]" office:value-type="float" office:value="-0.12788312" calcext:value-type="float">
            <text:p>-0,127883</text:p>
          </table:table-cell>
          <table:table-cell table:style-name="ce4" office:value-type="float" office:value="-0.1618683" calcext:value-type="float">
            <text:p>-0,161868</text:p>
          </table:table-cell>
          <table:table-cell table:style-name="ce10" table:formula="of:=[.I61]-[.B61]" office:value-type="float" office:value="-0.1910075" calcext:value-type="float">
            <text:p>-0,191008</text:p>
          </table:table-cell>
          <table:table-cell table:style-name="ce4" office:value-type="float" office:value="-0.25212719" calcext:value-type="float">
            <text:p>-0,252127</text:p>
          </table:table-cell>
          <table:table-cell table:style-name="ce10" table:formula="of:=[.K61]-[.B61]" office:value-type="float" office:value="-0.28126639" calcext:value-type="float">
            <text:p>-0,281266</text:p>
          </table:table-cell>
          <table:table-cell table:style-name="ce4" office:value-type="float" office:value="0.0291392" calcext:value-type="float">
            <text:p>0,029139</text:p>
          </table:table-cell>
          <table:table-cell table:style-name="ce10" table:formula="of:=[.M61]-[.B6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8: yz component of inertia matrix of link lwr_5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3794933" calcext:value-type="float">
            <text:p>-0,037949</text:p>
          </table:table-cell>
          <table:table-cell table:style-name="ce10" table:formula="of:=[.C62]-[.B62]" office:value-type="float" office:value="-0.03794933" calcext:value-type="float">
            <text:p>-0,037949</text:p>
          </table:table-cell>
          <table:table-cell table:style-name="ce4" office:value-type="float" office:value="-0.03794948" calcext:value-type="float">
            <text:p>-0,037949</text:p>
          </table:table-cell>
          <table:table-cell table:style-name="ce10" table:formula="of:=[.E62]-[.B62]" office:value-type="float" office:value="-0.03794948" calcext:value-type="float">
            <text:p>-0,037949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62]-[.B6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62]-[.B62]" office:value-type="float" office:value="0" calcext:value-type="float">
            <text:p>0,000000</text:p>
          </table:table-cell>
          <table:table-cell table:style-name="ce4" office:value-type="float" office:value="-0.05345906" calcext:value-type="float">
            <text:p>-0,053459</text:p>
          </table:table-cell>
          <table:table-cell table:style-name="ce10" table:formula="of:=[.K62]-[.B62]" office:value-type="float" office:value="-0.05345906" calcext:value-type="float">
            <text:p>-0,053459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62]-[.B6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59: zz component of inertia matrix of link lwr_5_link</text:p>
          </table:table-cell>
          <table:table-cell table:style-name="ce4" office:value-type="float" office:value="0.0108507" calcext:value-type="float">
            <text:p>0,010851</text:p>
          </table:table-cell>
          <table:table-cell table:style-name="ce4" office:value-type="float" office:value="0.00580678" calcext:value-type="float">
            <text:p>0,005807</text:p>
          </table:table-cell>
          <table:table-cell table:style-name="ce10" table:formula="of:=[.C63]-[.B63]" office:value-type="float" office:value="-0.00504392" calcext:value-type="float">
            <text:p>-0,005044</text:p>
          </table:table-cell>
          <table:table-cell table:style-name="ce4" office:value-type="float" office:value="0.02168371" calcext:value-type="float">
            <text:p>0,021684</text:p>
          </table:table-cell>
          <table:table-cell table:style-name="ce10" table:formula="of:=[.E63]-[.B63]" office:value-type="float" office:value="0.01083301" calcext:value-type="float">
            <text:p>0,010833</text:p>
          </table:table-cell>
          <table:table-cell table:style-name="ce4" office:value-type="float" office:value="0.02702159" calcext:value-type="float">
            <text:p>0,027022</text:p>
          </table:table-cell>
          <table:table-cell table:style-name="ce10" table:formula="of:=[.G63]-[.B63]" office:value-type="float" office:value="0.01617089" calcext:value-type="float">
            <text:p>0,016171</text:p>
          </table:table-cell>
          <table:table-cell table:style-name="ce4" office:value-type="float" office:value="0.05336054" calcext:value-type="float">
            <text:p>0,053361</text:p>
          </table:table-cell>
          <table:table-cell table:style-name="ce10" table:formula="of:=[.I63]-[.B63]" office:value-type="float" office:value="0.04250984" calcext:value-type="float">
            <text:p>0,042510</text:p>
          </table:table-cell>
          <table:table-cell table:style-name="ce4" office:value-type="float" office:value="0.03193413" calcext:value-type="float">
            <text:p>0,031934</text:p>
          </table:table-cell>
          <table:table-cell table:style-name="ce10" table:formula="of:=[.K63]-[.B63]" office:value-type="float" office:value="0.02108343" calcext:value-type="float">
            <text:p>0,021083</text:p>
          </table:table-cell>
          <table:table-cell table:style-name="ce4" office:value-type="float" office:value="0.08895672" calcext:value-type="float">
            <text:p>0,088957</text:p>
          </table:table-cell>
          <table:table-cell table:style-name="ce10" table:formula="of:=[.M63]-[.B63]" office:value-type="float" office:value="0.07810602" calcext:value-type="float">
            <text:p>0,078106</text:p>
          </table:table-cell>
        </table:table-row>
        <table:table-row table:style-name="ro3">
          <table:table-cell table:style-name="ce1" office:value-type="string" calcext:value-type="string">
            <text:p># 60: mass of link lwr_6_link <text:s text:c="10"/>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4" office:value-type="float" office:value="0.64986472" calcext:value-type="float">
            <text:p>0,649865</text:p>
          </table:table-cell>
          <table:table-cell table:style-name="ce10" table:formula="of:=[.C64]-[.B64]" office:value-type="float" office:value="-0.95013528" calcext:value-type="float">
            <text:p>-0,950135</text:p>
          </table:table-cell>
          <table:table-cell table:style-name="ce4" office:value-type="float" office:value="1.55087612" calcext:value-type="float">
            <text:p>1,550876</text:p>
          </table:table-cell>
          <table:table-cell table:style-name="ce10" table:formula="of:=[.E64]-[.B64]" office:value-type="float" office:value="-0.0491238800000002" calcext:value-type="float">
            <text:p>-0,049124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G64]-[.B6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I64]-[.B6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K64]-[.B64]" office:value-type="float" office:value="0" calcext:value-type="float">
            <text:p>0,000000</text:p>
          </table:table-cell>
          <table:table-cell table:style-name="ce4" office:value-type="float" office:value="1.6" calcext:value-type="float">
            <text:p>1,600000</text:p>
          </table:table-cell>
          <table:table-cell table:style-name="ce10" table:formula="of:=[.M64]-[.B6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1: x component of center of mass of link lwr_6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8664888" calcext:value-type="float">
            <text:p>0,086649</text:p>
          </table:table-cell>
          <table:table-cell table:style-name="ce10" table:formula="of:=[.C65]-[.B65]" office:value-type="float" office:value="0.08664888" calcext:value-type="float">
            <text:p>0,086649</text:p>
          </table:table-cell>
          <table:table-cell table:style-name="ce4" office:value-type="float" office:value="0.08664884" calcext:value-type="float">
            <text:p>0,086649</text:p>
          </table:table-cell>
          <table:table-cell table:style-name="ce10" table:formula="of:=[.E65]-[.B65]" office:value-type="float" office:value="0.08664884" calcext:value-type="float">
            <text:p>0,086649</text:p>
          </table:table-cell>
          <table:table-cell table:style-name="ce4" office:value-type="float" office:value="0.09340746" calcext:value-type="float">
            <text:p>0,093407</text:p>
          </table:table-cell>
          <table:table-cell table:style-name="ce10" table:formula="of:=[.G65]-[.B65]" office:value-type="float" office:value="0.09340746" calcext:value-type="float">
            <text:p>0,093407</text:p>
          </table:table-cell>
          <table:table-cell table:style-name="ce4" office:value-type="float" office:value="0.08497618" calcext:value-type="float">
            <text:p>0,084976</text:p>
          </table:table-cell>
          <table:table-cell table:style-name="ce10" table:formula="of:=[.I65]-[.B65]" office:value-type="float" office:value="0.08497618" calcext:value-type="float">
            <text:p>0,084976</text:p>
          </table:table-cell>
          <table:table-cell table:style-name="ce4" office:value-type="float" office:value="0.08693371" calcext:value-type="float">
            <text:p>0,086934</text:p>
          </table:table-cell>
          <table:table-cell table:style-name="ce10" table:formula="of:=[.K65]-[.B65]" office:value-type="float" office:value="0.08693371" calcext:value-type="float">
            <text:p>0,086934</text:p>
          </table:table-cell>
          <table:table-cell table:style-name="ce4" office:value-type="float" office:value="0.0954026" calcext:value-type="float">
            <text:p>0,095403</text:p>
          </table:table-cell>
          <table:table-cell table:style-name="ce10" table:formula="of:=[.M65]-[.B65]" office:value-type="float" office:value="0.0954026" calcext:value-type="float">
            <text:p>0,095403</text:p>
          </table:table-cell>
        </table:table-row>
        <table:table-row table:style-name="ro3">
          <table:table-cell table:style-name="ce2" office:value-type="string" calcext:value-type="string">
            <text:p># 62: y component of center of mass of link lwr_6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0374455" calcext:value-type="float">
            <text:p>-0,003745</text:p>
          </table:table-cell>
          <table:table-cell table:style-name="ce10" table:formula="of:=[.C66]-[.B66]" office:value-type="float" office:value="-0.00374455" calcext:value-type="float">
            <text:p>-0,003745</text:p>
          </table:table-cell>
          <table:table-cell table:style-name="ce4" office:value-type="float" office:value="-0.00374454" calcext:value-type="float">
            <text:p>-0,003745</text:p>
          </table:table-cell>
          <table:table-cell table:style-name="ce10" table:formula="of:=[.E66]-[.B66]" office:value-type="float" office:value="-0.00374454" calcext:value-type="float">
            <text:p>-0,003745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66]-[.B6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66]-[.B6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K66]-[.B66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66]-[.B6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3: z component of center of mass of link lwr_6_link</text:p>
          </table:table-cell>
          <table:table-cell table:style-name="ce4" office:value-type="float" office:value="0.1" calcext:value-type="float">
            <text:p>0,100000</text:p>
          </table:table-cell>
          <table:table-cell table:style-name="ce4" office:value-type="float" office:value="0.01194336" calcext:value-type="float">
            <text:p>0,011943</text:p>
          </table:table-cell>
          <table:table-cell table:style-name="ce10" table:formula="of:=[.C67]-[.B67]" office:value-type="float" office:value="-0.08805664" calcext:value-type="float">
            <text:p>-0,088057</text:p>
          </table:table-cell>
          <table:table-cell table:style-name="ce4" office:value-type="float" office:value="0.08070965" calcext:value-type="float">
            <text:p>0,080710</text:p>
          </table:table-cell>
          <table:table-cell table:style-name="ce10" table:formula="of:=[.E67]-[.B67]" office:value-type="float" office:value="-0.01929035" calcext:value-type="float">
            <text:p>-0,019290</text:p>
          </table:table-cell>
          <table:table-cell table:style-name="ce4" office:value-type="float" office:value="0.1" calcext:value-type="float">
            <text:p>0,100000</text:p>
          </table:table-cell>
          <table:table-cell table:style-name="ce10" table:formula="of:=[.G67]-[.B67]" office:value-type="float" office:value="0" calcext:value-type="float">
            <text:p>0,000000</text:p>
          </table:table-cell>
          <table:table-cell table:style-name="ce4" office:value-type="float" office:value="0.1" calcext:value-type="float">
            <text:p>0,100000</text:p>
          </table:table-cell>
          <table:table-cell table:style-name="ce10" table:formula="of:=[.I67]-[.B67]" office:value-type="float" office:value="0" calcext:value-type="float">
            <text:p>0,000000</text:p>
          </table:table-cell>
          <table:table-cell table:style-name="ce4" office:value-type="float" office:value="0.1" calcext:value-type="float">
            <text:p>0,100000</text:p>
          </table:table-cell>
          <table:table-cell table:style-name="ce10" table:formula="of:=[.K67]-[.B67]" office:value-type="float" office:value="0" calcext:value-type="float">
            <text:p>0,000000</text:p>
          </table:table-cell>
          <table:table-cell table:style-name="ce4" office:value-type="float" office:value="0.1" calcext:value-type="float">
            <text:p>0,100000</text:p>
          </table:table-cell>
          <table:table-cell table:style-name="ce10" table:formula="of:=[.M67]-[.B67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4: xx component of inertia matrix of link lwr_6_link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4" office:value-type="float" office:value="-0.05242834" calcext:value-type="float">
            <text:p>-0,052428</text:p>
          </table:table-cell>
          <table:table-cell table:style-name="ce10" table:formula="of:=[.C68]-[.B68]" office:value-type="float" office:value="-0.05919917" calcext:value-type="float">
            <text:p>-0,059199</text:p>
          </table:table-cell>
          <table:table-cell table:style-name="ce4" office:value-type="float" office:value="-0.07347549" calcext:value-type="float">
            <text:p>-0,073475</text:p>
          </table:table-cell>
          <table:table-cell table:style-name="ce10" table:formula="of:=[.E68]-[.B68]" office:value-type="float" office:value="-0.08024632" calcext:value-type="float">
            <text:p>-0,080246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G68]-[.B68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I68]-[.B68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K68]-[.B68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M68]-[.B6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5: xy component of inertia matrix of link lwr_6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4054826" calcext:value-type="float">
            <text:p>0,040548</text:p>
          </table:table-cell>
          <table:table-cell table:style-name="ce10" table:formula="of:=[.C69]-[.B69]" office:value-type="float" office:value="0.04054826" calcext:value-type="float">
            <text:p>0,040548</text:p>
          </table:table-cell>
          <table:table-cell table:style-name="ce4" office:value-type="float" office:value="0.04054845" calcext:value-type="float">
            <text:p>0,040548</text:p>
          </table:table-cell>
          <table:table-cell table:style-name="ce10" table:formula="of:=[.E69]-[.B69]" office:value-type="float" office:value="0.04054845" calcext:value-type="float">
            <text:p>0,040548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69]-[.B6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69]-[.B69]" office:value-type="float" office:value="0" calcext:value-type="float">
            <text:p>0,000000</text:p>
          </table:table-cell>
          <table:table-cell table:style-name="ce4" office:value-type="float" office:value="0.03688374" calcext:value-type="float">
            <text:p>0,036884</text:p>
          </table:table-cell>
          <table:table-cell table:style-name="ce10" table:formula="of:=[.K69]-[.B69]" office:value-type="float" office:value="0.03688374" calcext:value-type="float">
            <text:p>0,036884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69]-[.B6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6: xz component of inertia matrix of link lwr_6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4755021" calcext:value-type="float">
            <text:p>0,047550</text:p>
          </table:table-cell>
          <table:table-cell table:style-name="ce10" table:formula="of:=[.C70]-[.B70]" office:value-type="float" office:value="0.04755021" calcext:value-type="float">
            <text:p>0,047550</text:p>
          </table:table-cell>
          <table:table-cell table:style-name="ce4" office:value-type="float" office:value="0.04755031" calcext:value-type="float">
            <text:p>0,047550</text:p>
          </table:table-cell>
          <table:table-cell table:style-name="ce10" table:formula="of:=[.E70]-[.B70]" office:value-type="float" office:value="0.04755031" calcext:value-type="float">
            <text:p>0,047550</text:p>
          </table:table-cell>
          <table:table-cell table:style-name="ce4" office:value-type="float" office:value="-0.02158334" calcext:value-type="float">
            <text:p>-0,021583</text:p>
          </table:table-cell>
          <table:table-cell table:style-name="ce10" table:formula="of:=[.G70]-[.B70]" office:value-type="float" office:value="-0.02158334" calcext:value-type="float">
            <text:p>-0,021583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70]-[.B70]" office:value-type="float" office:value="0" calcext:value-type="float">
            <text:p>0,000000</text:p>
          </table:table-cell>
          <table:table-cell table:style-name="ce4" office:value-type="float" office:value="0.04259797" calcext:value-type="float">
            <text:p>0,042598</text:p>
          </table:table-cell>
          <table:table-cell table:style-name="ce10" table:formula="of:=[.K70]-[.B70]" office:value-type="float" office:value="0.04259797" calcext:value-type="float">
            <text:p>0,042598</text:p>
          </table:table-cell>
          <table:table-cell table:style-name="ce4" office:value-type="float" office:value="0.0303007" calcext:value-type="float">
            <text:p>0,030301</text:p>
          </table:table-cell>
          <table:table-cell table:style-name="ce10" table:formula="of:=[.M70]-[.B70]" office:value-type="float" office:value="0.0303007" calcext:value-type="float">
            <text:p>0,030301</text:p>
          </table:table-cell>
        </table:table-row>
        <table:table-row table:style-name="ro3">
          <table:table-cell table:style-name="ce2" office:value-type="string" calcext:value-type="string">
            <text:p># 67: yy component of inertia matrix of link lwr_6_link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4" office:value-type="float" office:value="0.09871904" calcext:value-type="float">
            <text:p>0,098719</text:p>
          </table:table-cell>
          <table:table-cell table:style-name="ce10" table:formula="of:=[.C71]-[.B71]" office:value-type="float" office:value="0.09194821" calcext:value-type="float">
            <text:p>0,091948</text:p>
          </table:table-cell>
          <table:table-cell table:style-name="ce4" office:value-type="float" office:value="0.09354889" calcext:value-type="float">
            <text:p>0,093549</text:p>
          </table:table-cell>
          <table:table-cell table:style-name="ce10" table:formula="of:=[.E71]-[.B71]" office:value-type="float" office:value="0.08677806" calcext:value-type="float">
            <text:p>0,086778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G71]-[.B71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I71]-[.B71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K71]-[.B71]" office:value-type="float" office:value="0" calcext:value-type="float">
            <text:p>0,000000</text:p>
          </table:table-cell>
          <table:table-cell table:style-name="ce4" office:value-type="float" office:value="0.00677083" calcext:value-type="float">
            <text:p>0,006771</text:p>
          </table:table-cell>
          <table:table-cell table:style-name="ce10" table:formula="of:=[.M71]-[.B7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8: yz component of inertia matrix of link lwr_6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8148933" calcext:value-type="float">
            <text:p>0,081489</text:p>
          </table:table-cell>
          <table:table-cell table:style-name="ce10" table:formula="of:=[.C72]-[.B72]" office:value-type="float" office:value="0.08148933" calcext:value-type="float">
            <text:p>0,081489</text:p>
          </table:table-cell>
          <table:table-cell table:style-name="ce4" office:value-type="float" office:value="0.08148934" calcext:value-type="float">
            <text:p>0,081489</text:p>
          </table:table-cell>
          <table:table-cell table:style-name="ce10" table:formula="of:=[.E72]-[.B72]" office:value-type="float" office:value="0.08148934" calcext:value-type="float">
            <text:p>0,081489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72]-[.B7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72]-[.B72]" office:value-type="float" office:value="0" calcext:value-type="float">
            <text:p>0,000000</text:p>
          </table:table-cell>
          <table:table-cell table:style-name="ce4" office:value-type="float" office:value="-0.0492385" calcext:value-type="float">
            <text:p>-0,049239</text:p>
          </table:table-cell>
          <table:table-cell table:style-name="ce10" table:formula="of:=[.K72]-[.B72]" office:value-type="float" office:value="-0.0492385" calcext:value-type="float">
            <text:p>-0,049239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72]-[.B7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69: zz component of inertia matrix of link lwr_6_link</text:p>
          </table:table-cell>
          <table:table-cell table:style-name="ce4" office:value-type="float" office:value="0.00052083" calcext:value-type="float">
            <text:p>0,000521</text:p>
          </table:table-cell>
          <table:table-cell table:style-name="ce4" office:value-type="float" office:value="0.17087361" calcext:value-type="float">
            <text:p>0,170874</text:p>
          </table:table-cell>
          <table:table-cell table:style-name="ce10" table:formula="of:=[.C73]-[.B73]" office:value-type="float" office:value="0.17035278" calcext:value-type="float">
            <text:p>0,170353</text:p>
          </table:table-cell>
          <table:table-cell table:style-name="ce4" office:value-type="float" office:value="0.15499665" calcext:value-type="float">
            <text:p>0,154997</text:p>
          </table:table-cell>
          <table:table-cell table:style-name="ce10" table:formula="of:=[.E73]-[.B73]" office:value-type="float" office:value="0.15447582" calcext:value-type="float">
            <text:p>0,154476</text:p>
          </table:table-cell>
          <table:table-cell table:style-name="ce4" office:value-type="float" office:value="0.16455588" calcext:value-type="float">
            <text:p>0,164556</text:p>
          </table:table-cell>
          <table:table-cell table:style-name="ce10" table:formula="of:=[.G73]-[.B73]" office:value-type="float" office:value="0.16403505" calcext:value-type="float">
            <text:p>0,164035</text:p>
          </table:table-cell>
          <table:table-cell table:style-name="ce4" office:value-type="float" office:value="0.00052083" calcext:value-type="float">
            <text:p>0,000521</text:p>
          </table:table-cell>
          <table:table-cell table:style-name="ce10" table:formula="of:=[.I73]-[.B73]" office:value-type="float" office:value="0" calcext:value-type="float">
            <text:p>0,000000</text:p>
          </table:table-cell>
          <table:table-cell table:style-name="ce4" office:value-type="float" office:value="0.00052083" calcext:value-type="float">
            <text:p>0,000521</text:p>
          </table:table-cell>
          <table:table-cell table:style-name="ce10" table:formula="of:=[.K73]-[.B73]" office:value-type="float" office:value="0" calcext:value-type="float">
            <text:p>0,000000</text:p>
          </table:table-cell>
          <table:table-cell table:style-name="ce4" office:value-type="float" office:value="0.00052083" calcext:value-type="float">
            <text:p>0,000521</text:p>
          </table:table-cell>
          <table:table-cell table:style-name="ce10" table:formula="of:=[.M73]-[.B73]" office:value-type="float" office:value="0" calcext:value-type="float">
            <text:p>0,000000</text:p>
          </table:table-cell>
        </table:table-row>
        <table:table-row table:style-name="ro3">
          <table:table-cell table:style-name="ce1" office:value-type="string" calcext:value-type="string">
            <text:p># 70: mass of link lwr_7_link <text:s text:c="10"/></text:p>
          </table:table-cell>
          <table:table-cell table:style-name="ce4" office:value-type="float" office:value="0.3" calcext:value-type="float">
            <text:p>0,300000</text:p>
          </table:table-cell>
          <table:table-cell table:style-name="ce4" office:value-type="float" office:value="0.65107791" calcext:value-type="float">
            <text:p>0,651078</text:p>
          </table:table-cell>
          <table:table-cell table:style-name="ce10" table:formula="of:=[.C74]-[.B74]" office:value-type="float" office:value="0.35107791" calcext:value-type="float">
            <text:p>0,351078</text:p>
          </table:table-cell>
          <table:table-cell table:style-name="ce4" office:value-type="float" office:value="0.24941123" calcext:value-type="float">
            <text:p>0,249411</text:p>
          </table:table-cell>
          <table:table-cell table:style-name="ce10" table:formula="of:=[.E74]-[.B74]" office:value-type="float" office:value="-0.05058877" calcext:value-type="float">
            <text:p>-0,050589</text:p>
          </table:table-cell>
          <table:table-cell table:style-name="ce4" office:value-type="float" office:value="0.3" calcext:value-type="float">
            <text:p>0,300000</text:p>
          </table:table-cell>
          <table:table-cell table:style-name="ce10" table:formula="of:=[.G74]-[.B74]" office:value-type="float" office:value="0" calcext:value-type="float">
            <text:p>0,000000</text:p>
          </table:table-cell>
          <table:table-cell table:style-name="ce4" office:value-type="float" office:value="0.3" calcext:value-type="float">
            <text:p>0,300000</text:p>
          </table:table-cell>
          <table:table-cell table:style-name="ce10" table:formula="of:=[.I74]-[.B74]" office:value-type="float" office:value="0" calcext:value-type="float">
            <text:p>0,000000</text:p>
          </table:table-cell>
          <table:table-cell table:style-name="ce4" office:value-type="float" office:value="0.3" calcext:value-type="float">
            <text:p>0,300000</text:p>
          </table:table-cell>
          <table:table-cell table:style-name="ce10" table:formula="of:=[.K74]-[.B74]" office:value-type="float" office:value="0" calcext:value-type="float">
            <text:p>0,000000</text:p>
          </table:table-cell>
          <table:table-cell table:style-name="ce4" office:value-type="float" office:value="0.3" calcext:value-type="float">
            <text:p>0,300000</text:p>
          </table:table-cell>
          <table:table-cell table:style-name="ce10" table:formula="of:=[.M74]-[.B74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1: x component of center of mass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4985797" calcext:value-type="float">
            <text:p>-0,049858</text:p>
          </table:table-cell>
          <table:table-cell table:style-name="ce10" table:formula="of:=[.C75]-[.B75]" office:value-type="float" office:value="-0.04985797" calcext:value-type="float">
            <text:p>-0,049858</text:p>
          </table:table-cell>
          <table:table-cell table:style-name="ce4" office:value-type="float" office:value="-0.04985797" calcext:value-type="float">
            <text:p>-0,049858</text:p>
          </table:table-cell>
          <table:table-cell table:style-name="ce10" table:formula="of:=[.E75]-[.B75]" office:value-type="float" office:value="-0.04985797" calcext:value-type="float">
            <text:p>-0,049858</text:p>
          </table:table-cell>
          <table:table-cell table:style-name="ce4" office:value-type="float" office:value="-0.05620262" calcext:value-type="float">
            <text:p>-0,056203</text:p>
          </table:table-cell>
          <table:table-cell table:style-name="ce10" table:formula="of:=[.G75]-[.B75]" office:value-type="float" office:value="-0.05620262" calcext:value-type="float">
            <text:p>-0,056203</text:p>
          </table:table-cell>
          <table:table-cell table:style-name="ce4" office:value-type="float" office:value="-0.03852082" calcext:value-type="float">
            <text:p>-0,038521</text:p>
          </table:table-cell>
          <table:table-cell table:style-name="ce10" table:formula="of:=[.I75]-[.B75]" office:value-type="float" office:value="-0.03852082" calcext:value-type="float">
            <text:p>-0,038521</text:p>
          </table:table-cell>
          <table:table-cell table:style-name="ce4" office:value-type="float" office:value="-0.05021554" calcext:value-type="float">
            <text:p>-0,050216</text:p>
          </table:table-cell>
          <table:table-cell table:style-name="ce10" table:formula="of:=[.K75]-[.B75]" office:value-type="float" office:value="-0.05021554" calcext:value-type="float">
            <text:p>-0,050216</text:p>
          </table:table-cell>
          <table:table-cell table:style-name="ce4" office:value-type="float" office:value="-0.06519696" calcext:value-type="float">
            <text:p>-0,065197</text:p>
          </table:table-cell>
          <table:table-cell table:style-name="ce10" table:formula="of:=[.M75]-[.B75]" office:value-type="float" office:value="-0.06519696" calcext:value-type="float">
            <text:p>-0,065197</text:p>
          </table:table-cell>
        </table:table-row>
        <table:table-row table:style-name="ro3">
          <table:table-cell table:style-name="ce2" office:value-type="string" calcext:value-type="string">
            <text:p># 72: y component of center of mass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2267421" calcext:value-type="float">
            <text:p>-0,022674</text:p>
          </table:table-cell>
          <table:table-cell table:style-name="ce10" table:formula="of:=[.C76]-[.B76]" office:value-type="float" office:value="-0.02267421" calcext:value-type="float">
            <text:p>-0,022674</text:p>
          </table:table-cell>
          <table:table-cell table:style-name="ce4" office:value-type="float" office:value="-0.02267425" calcext:value-type="float">
            <text:p>-0,022674</text:p>
          </table:table-cell>
          <table:table-cell table:style-name="ce10" table:formula="of:=[.E76]-[.B76]" office:value-type="float" office:value="-0.02267425" calcext:value-type="float">
            <text:p>-0,022674</text:p>
          </table:table-cell>
          <table:table-cell table:style-name="ce4" office:value-type="float" office:value="-0.01691383" calcext:value-type="float">
            <text:p>-0,016914</text:p>
          </table:table-cell>
          <table:table-cell table:style-name="ce10" table:formula="of:=[.G76]-[.B76]" office:value-type="float" office:value="-0.01691383" calcext:value-type="float">
            <text:p>-0,016914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76]-[.B76]" office:value-type="float" office:value="0" calcext:value-type="float">
            <text:p>0,000000</text:p>
          </table:table-cell>
          <table:table-cell table:style-name="ce4" office:value-type="float" office:value="-0.01786844" calcext:value-type="float">
            <text:p>-0,017868</text:p>
          </table:table-cell>
          <table:table-cell table:style-name="ce10" table:formula="of:=[.K76]-[.B76]" office:value-type="float" office:value="-0.01786844" calcext:value-type="float">
            <text:p>-0,017868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76]-[.B76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3: z component of center of mass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1916472" calcext:value-type="float">
            <text:p>0,019165</text:p>
          </table:table-cell>
          <table:table-cell table:style-name="ce10" table:formula="of:=[.C77]-[.B77]" office:value-type="float" office:value="0.01916472" calcext:value-type="float">
            <text:p>0,019165</text:p>
          </table:table-cell>
          <table:table-cell table:style-name="ce4" office:value-type="float" office:value="-0.01827151" calcext:value-type="float">
            <text:p>-0,018272</text:p>
          </table:table-cell>
          <table:table-cell table:style-name="ce10" table:formula="of:=[.E77]-[.B77]" office:value-type="float" office:value="-0.01827151" calcext:value-type="float">
            <text:p>-0,018272</text:p>
          </table:table-cell>
          <table:table-cell table:style-name="ce4" office:value-type="float" office:value="-0.03625806" calcext:value-type="float">
            <text:p>-0,036258</text:p>
          </table:table-cell>
          <table:table-cell table:style-name="ce10" table:formula="of:=[.G77]-[.B77]" office:value-type="float" office:value="-0.03625806" calcext:value-type="float">
            <text:p>-0,036258</text:p>
          </table:table-cell>
          <table:table-cell table:style-name="ce4" office:value-type="float" office:value="-0.05711271" calcext:value-type="float">
            <text:p>-0,057113</text:p>
          </table:table-cell>
          <table:table-cell table:style-name="ce10" table:formula="of:=[.I77]-[.B77]" office:value-type="float" office:value="-0.05711271" calcext:value-type="float">
            <text:p>-0,057113</text:p>
          </table:table-cell>
          <table:table-cell table:style-name="ce4" office:value-type="float" office:value="-0.05140302" calcext:value-type="float">
            <text:p>-0,051403</text:p>
          </table:table-cell>
          <table:table-cell table:style-name="ce10" table:formula="of:=[.K77]-[.B77]" office:value-type="float" office:value="-0.05140302" calcext:value-type="float">
            <text:p>-0,051403</text:p>
          </table:table-cell>
          <table:table-cell table:style-name="ce4" office:value-type="float" office:value="-0.05778366" calcext:value-type="float">
            <text:p>-0,057784</text:p>
          </table:table-cell>
          <table:table-cell table:style-name="ce10" table:formula="of:=[.M77]-[.B77]" office:value-type="float" office:value="-0.05778366" calcext:value-type="float">
            <text:p>-0,057784</text:p>
          </table:table-cell>
        </table:table-row>
        <table:table-row table:style-name="ro3">
          <table:table-cell table:style-name="ce2" office:value-type="string" calcext:value-type="string">
            <text:p># 74: xx component of inertia matrix of link lwr_7_link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4" office:value-type="float" office:value="0.0515713" calcext:value-type="float">
            <text:p>0,051571</text:p>
          </table:table-cell>
          <table:table-cell table:style-name="ce10" table:formula="of:=[.C78]-[.B78]" office:value-type="float" office:value="0.018238" calcext:value-type="float">
            <text:p>0,018238</text:p>
          </table:table-cell>
          <table:table-cell table:style-name="ce4" office:value-type="float" office:value="0.06502525" calcext:value-type="float">
            <text:p>0,065025</text:p>
          </table:table-cell>
          <table:table-cell table:style-name="ce10" table:formula="of:=[.E78]-[.B78]" office:value-type="float" office:value="0.03169195" calcext:value-type="float">
            <text:p>0,031692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G78]-[.B78]" office:value-type="float" office:value="0" calcext:value-type="float">
            <text:p>0,000000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I78]-[.B78]" office:value-type="float" office:value="0" calcext:value-type="float">
            <text:p>0,000000</text:p>
          </table:table-cell>
          <table:table-cell table:style-name="ce4" office:value-type="float" office:value="0.0011564" calcext:value-type="float">
            <text:p>0,001156</text:p>
          </table:table-cell>
          <table:table-cell table:style-name="ce10" table:formula="of:=[.K78]-[.B78]" office:value-type="float" office:value="-0.0321769" calcext:value-type="float">
            <text:p>-0,032177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M78]-[.B78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5: xy component of inertia matrix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0.00518977" calcext:value-type="float">
            <text:p>0,005190</text:p>
          </table:table-cell>
          <table:table-cell table:style-name="ce10" table:formula="of:=[.C79]-[.B79]" office:value-type="float" office:value="0.00518977" calcext:value-type="float">
            <text:p>0,005190</text:p>
          </table:table-cell>
          <table:table-cell table:style-name="ce4" office:value-type="float" office:value="0.0051898" calcext:value-type="float">
            <text:p>0,005190</text:p>
          </table:table-cell>
          <table:table-cell table:style-name="ce10" table:formula="of:=[.E79]-[.B79]" office:value-type="float" office:value="0.0051898" calcext:value-type="float">
            <text:p>0,00519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79]-[.B79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79]-[.B79]" office:value-type="float" office:value="0" calcext:value-type="float">
            <text:p>0,000000</text:p>
          </table:table-cell>
          <table:table-cell table:style-name="ce4" office:value-type="float" office:value="0.0100603" calcext:value-type="float">
            <text:p>0,010060</text:p>
          </table:table-cell>
          <table:table-cell table:style-name="ce10" table:formula="of:=[.K79]-[.B79]" office:value-type="float" office:value="0.0100603" calcext:value-type="float">
            <text:p>0,01006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79]-[.B79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6: xz component of inertia matrix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4028763" calcext:value-type="float">
            <text:p>-0,040288</text:p>
          </table:table-cell>
          <table:table-cell table:style-name="ce10" table:formula="of:=[.C80]-[.B80]" office:value-type="float" office:value="-0.04028763" calcext:value-type="float">
            <text:p>-0,040288</text:p>
          </table:table-cell>
          <table:table-cell table:style-name="ce4" office:value-type="float" office:value="-0.04028764" calcext:value-type="float">
            <text:p>-0,040288</text:p>
          </table:table-cell>
          <table:table-cell table:style-name="ce10" table:formula="of:=[.E80]-[.B80]" office:value-type="float" office:value="-0.04028764" calcext:value-type="float">
            <text:p>-0,040288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80]-[.B80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80]-[.B80]" office:value-type="float" office:value="0" calcext:value-type="float">
            <text:p>0,000000</text:p>
          </table:table-cell>
          <table:table-cell table:style-name="ce4" office:value-type="float" office:value="-0.03696756" calcext:value-type="float">
            <text:p>-0,036968</text:p>
          </table:table-cell>
          <table:table-cell table:style-name="ce10" table:formula="of:=[.K80]-[.B80]" office:value-type="float" office:value="-0.03696756" calcext:value-type="float">
            <text:p>-0,036968</text:p>
          </table:table-cell>
          <table:table-cell table:style-name="ce4" office:value-type="float" office:value="-0.048681" calcext:value-type="float">
            <text:p>-0,048681</text:p>
          </table:table-cell>
          <table:table-cell table:style-name="ce10" table:formula="of:=[.M80]-[.B80]" office:value-type="float" office:value="-0.048681" calcext:value-type="float">
            <text:p>-0,048681</text:p>
          </table:table-cell>
        </table:table-row>
        <table:table-row table:style-name="ro3">
          <table:table-cell table:style-name="ce2" office:value-type="string" calcext:value-type="string">
            <text:p># 77: yy component of inertia matrix of link lwr_7_link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4" office:value-type="float" office:value="-0.00528085" calcext:value-type="float">
            <text:p>-0,005281</text:p>
          </table:table-cell>
          <table:table-cell table:style-name="ce10" table:formula="of:=[.C81]-[.B81]" office:value-type="float" office:value="-0.03861415" calcext:value-type="float">
            <text:p>-0,038614</text:p>
          </table:table-cell>
          <table:table-cell table:style-name="ce4" office:value-type="float" office:value="0.00817291" calcext:value-type="float">
            <text:p>0,008173</text:p>
          </table:table-cell>
          <table:table-cell table:style-name="ce10" table:formula="of:=[.E81]-[.B81]" office:value-type="float" office:value="-0.02516039" calcext:value-type="float">
            <text:p>-0,025160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G81]-[.B81]" office:value-type="float" office:value="0" calcext:value-type="float">
            <text:p>0,000000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I81]-[.B81]" office:value-type="float" office:value="0" calcext:value-type="float">
            <text:p>0,000000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K81]-[.B81]" office:value-type="float" office:value="0" calcext:value-type="float">
            <text:p>0,000000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M81]-[.B81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8: yz component of inertia matrix of link lwr_7_link</text:p>
          </table:table-cell>
          <table:table-cell table:style-name="ce4" office:value-type="float" office:value="0" calcext:value-type="float">
            <text:p>0,000000</text:p>
          </table:table-cell>
          <table:table-cell table:style-name="ce4" office:value-type="float" office:value="-0.04210182" calcext:value-type="float">
            <text:p>-0,042102</text:p>
          </table:table-cell>
          <table:table-cell table:style-name="ce10" table:formula="of:=[.C82]-[.B82]" office:value-type="float" office:value="-0.04210182" calcext:value-type="float">
            <text:p>-0,042102</text:p>
          </table:table-cell>
          <table:table-cell table:style-name="ce4" office:value-type="float" office:value="-0.04210194" calcext:value-type="float">
            <text:p>-0,042102</text:p>
          </table:table-cell>
          <table:table-cell table:style-name="ce10" table:formula="of:=[.E82]-[.B82]" office:value-type="float" office:value="-0.04210194" calcext:value-type="float">
            <text:p>-0,042102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G82]-[.B82]" office:value-type="float" office:value="0" calcext:value-type="float">
            <text:p>0,000000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I82]-[.B82]" office:value-type="float" office:value="0" calcext:value-type="float">
            <text:p>0,000000</text:p>
          </table:table-cell>
          <table:table-cell table:style-name="ce4" office:value-type="float" office:value="0.01826609" calcext:value-type="float">
            <text:p>0,018266</text:p>
          </table:table-cell>
          <table:table-cell table:style-name="ce10" table:formula="of:=[.K82]-[.B82]" office:value-type="float" office:value="0.01826609" calcext:value-type="float">
            <text:p>0,018266</text:p>
          </table:table-cell>
          <table:table-cell table:style-name="ce4" office:value-type="float" office:value="0" calcext:value-type="float">
            <text:p>0,000000</text:p>
          </table:table-cell>
          <table:table-cell table:style-name="ce10" table:formula="of:=[.M82]-[.B82]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# 79: zz component of inertia matrix of link lwr_7_link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4" office:value-type="float" office:value="-0.05715688" calcext:value-type="float">
            <text:p>-0,057157</text:p>
          </table:table-cell>
          <table:table-cell table:style-name="ce10" table:formula="of:=[.C83]-[.B83]" office:value-type="float" office:value="-0.09049018" calcext:value-type="float">
            <text:p>-0,090490</text:p>
          </table:table-cell>
          <table:table-cell table:style-name="ce4" office:value-type="float" office:value="-0.05715695" calcext:value-type="float">
            <text:p>-0,057157</text:p>
          </table:table-cell>
          <table:table-cell table:style-name="ce10" table:formula="of:=[.E83]-[.B83]" office:value-type="float" office:value="-0.09049025" calcext:value-type="float">
            <text:p>-0,090490</text:p>
          </table:table-cell>
          <table:table-cell table:style-name="ce4" office:value-type="float" office:value="-0.04982946" calcext:value-type="float">
            <text:p>-0,049829</text:p>
          </table:table-cell>
          <table:table-cell table:style-name="ce10" table:formula="of:=[.G83]-[.B83]" office:value-type="float" office:value="-0.08316276" calcext:value-type="float">
            <text:p>-0,083163</text:p>
          </table:table-cell>
          <table:table-cell table:style-name="ce4" office:value-type="float" office:value="0.0333333" calcext:value-type="float">
            <text:p>0,033333</text:p>
          </table:table-cell>
          <table:table-cell table:style-name="ce10" table:formula="of:=[.I83]-[.B83]" office:value-type="float" office:value="0" calcext:value-type="float">
            <text:p>0,000000</text:p>
          </table:table-cell>
          <table:table-cell table:style-name="ce4" office:value-type="float" office:value="-0.00378267" calcext:value-type="float">
            <text:p>-0,003783</text:p>
          </table:table-cell>
          <table:table-cell table:style-name="ce10" table:formula="of:=[.K83]-[.B83]" office:value-type="float" office:value="-0.03711597" calcext:value-type="float">
            <text:p>-0,037116</text:p>
          </table:table-cell>
          <table:table-cell table:style-name="ce4" office:value-type="float" office:value="0.05892621" calcext:value-type="float">
            <text:p>0,058926</text:p>
          </table:table-cell>
          <table:table-cell table:style-name="ce10" table:formula="of:=[.M83]-[.B83]" office:value-type="float" office:value="0.02559291" calcext:value-type="float">
            <text:p>0,025593</text:p>
          </table:table-cell>
        </table:table-row>
        <table:table-row table:style-name="ro3" table:number-rows-repeated="10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3">
          <table:table-cell/>
          <table:table-cell table:style-name="ce3" table:number-columns-spanned="5" table:number-rows-spanned="1"/>
          <table:covered-table-cell table:number-columns-repeated="2" table:style-name="Default"/>
          <table:covered-table-cell table:number-columns-repeated="2" table:style-name="ce13"/>
          <table:table-cell/>
          <table:table-cell table:style-name="Default"/>
          <table:table-cell table:style-name="ce14" table:number-columns-spanned="2" table:number-rows-spanned="1"/>
          <table:covered-table-cell table:style-name="Default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2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 table:number-rows-repeated="11">
          <table:table-cell table:number-columns-repeated="14"/>
        </table:table-row>
        <table:table-row table:style-name="ro3">
          <table:table-cell table:number-columns-repeated="3"/>
          <table:table-cell table:style-name="ce12"/>
          <table:table-cell table:number-columns-repeated="10"/>
        </table:table-row>
        <table:table-row table:style-name="ro3" table:number-rows-repeated="78">
          <table:table-cell table:number-columns-repeated="14"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8"/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style-name="ce8"/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J4:Sheet1.J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9:07:06.7814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4-27T19:11:04.706616000</dc:date>
    <meta:editing-duration>P2DT3H29M47S</meta:editing-duration>
    <meta:editing-cycles>60</meta:editing-cycles>
    <meta:generator>LibreOffice/5.1.1.3$MacOSX_X86_64 LibreOffice_project/89f508ef3ecebd2cfb8e1def0f0ba9a803b88a6d</meta:generator>
    <meta:document-statistic meta:table-count="1" meta:cell-count="1134" meta:object-count="0"/>
  </office:meta>
</office:document-meta>
</file>